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TeXGyreAdventor" svg:font-family="TeXGyreAdvento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8492in"/>
    </style:style>
    <style:style style:name="co6" style:family="table-column">
      <style:table-column-properties fo:break-before="auto" style:column-width="0.5327in"/>
    </style:style>
    <style:style style:name="co7" style:family="table-column">
      <style:table-column-properties fo:break-before="auto" style:column-width="0.743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Gentium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6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7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004586" style:font-name="Gentium" fo:font-size="12pt" style:font-size-asian="12pt" style:font-size-complex="12pt"/>
    </style:style>
    <style:style style:name="ce8" style:family="table-cell" style:parent-style-name="Default">
      <style:table-cell-properties fo:background-color="#ff950e"/>
      <style:text-properties style:font-name="Gentium" fo:font-size="12pt" style:font-size-asian="12pt" style:font-size-complex="12pt"/>
    </style:style>
    <style:style style:name="ce9" style:family="table-cell" style:parent-style-name="Default">
      <style:table-cell-properties fo:background-color="#ffd320" style:text-align-source="fix" style:repeat-content="false"/>
      <style:paragraph-properties fo:text-align="end" fo:margin-left="0in"/>
      <style:text-properties style:font-name="Gentium" fo:font-size="12pt" style:font-size-asian="12pt" style:font-size-complex="12pt"/>
    </style:style>
    <style:style style:name="ce10" style:family="table-cell" style:parent-style-name="Default">
      <style:text-properties style:font-name="Gentium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950e"/>
      <style:text-properties style:font-name="Gentium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style:font-name="TeXGyreAdventor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15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color="#004586" style:font-name="Gentium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  <style:text-properties style:font-name="Gentium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Gentium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fo:color="#004586" style:font-name="Gentium" fo:font-size="12pt" style:font-size-asian="12pt" style:font-size-complex="12pt"/>
    </style:style>
    <style:style style:name="ce22" style:family="table-cell" style:parent-style-name="Default">
      <style:table-cell-properties fo:border-bottom="none" fo:background-color="#e6e6ff" fo:border-left="0.06pt solid #000000" fo:border-right="none" fo:border-top="none"/>
      <style:text-properties style:font-name="Gentium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fo:color="#004586" style:font-name="Gentium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6e6ff" fo:border-left="none" fo:border-right="0.06pt solid #000000" fo:border-top="none"/>
      <style:text-properties style:font-name="Gentium" fo:font-size="12pt" style:font-size-asian="12pt" style:font-size-complex="12pt"/>
    </style:style>
    <style:style style:name="ce27" style:family="table-cell" style:parent-style-name="Default" style:data-style-name="N125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style:font-name="Gentium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style:font-name="Gentium"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950e" fo:border-left="0.06pt solid #000000" fo:border-right="none" fo:border-top="none"/>
      <style:text-properties style:font-name="Gentium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Gentium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22">
      <style:table-cell-properties fo:border-bottom="none" fo:background-color="#ff950e" fo:border-left="0.06pt solid #000000" fo:border-right="none" fo:border-top="none"/>
      <style:text-properties fo:color="#004586" style:font-name="Gentium" fo:font-size="12pt" style:font-size-asian="12pt" style:font-size-complex="12pt"/>
    </style:style>
    <style:style style:name="ce34" style:family="table-cell" style:parent-style-name="Default" style:data-style-name="N125">
      <style:table-cell-properties fo:background-color="#ff950e" style:text-align-source="fix" style:repeat-content="false"/>
      <style:paragraph-properties fo:text-align="center" fo:margin-left="0in"/>
      <style:text-properties style:font-name="Gentium" fo:font-size="12pt" style:font-size-asian="12pt" style:font-size-complex="12pt"/>
    </style:style>
    <style:style style:name="ce35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22">
      <style:table-cell-properties fo:background-color="#ff950e"/>
      <style:text-properties fo:color="#004586" style:font-name="Gentium" fo:font-size="12pt" style:font-size-asian="12pt" style:font-size-complex="12pt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47ff" style:font-name="Gentium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1">
      <style:text-properties style:font-name="Gentium" fo:font-size="12pt" style:font-size-asian="12pt" style:font-size-complex="12pt"/>
    </style:style>
    <style:style style:name="ce39" style:family="table-cell" style:parent-style-name="Default" style:data-style-name="N11">
      <style:table-cell-properties fo:background-color="#ff950e"/>
      <style:text-properties fo:color="#004586" style:font-name="Gentium" fo:font-size="12pt" style:font-size-asian="12pt" style:font-size-complex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0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7" table:default-cell-style-name="Default"/>
        <table:table-row table:style-name="ro1">
          <table:table-cell/>
          <table:table-cell table:style-name="ce3"/>
          <table:table-cell table:style-name="ce2" table:number-columns-repeated="5"/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number-columns-repeated="2" table:style-name="ce23"/>
          <table:table-cell table:style-name="ce28" office:value-type="string" calcext:value-type="string" table:number-columns-spanned="3" table:number-rows-spanned="1">
            <text:p>Kid Icarus</text:p>
          </table:table-cell>
          <table:covered-table-cell table:style-name="ce35"/>
          <table:covered-table-cell table:style-name="ce1"/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Opcode</text:p>
          </table:table-cell>
          <table:table-cell table:style-name="ce3" office:value-type="string" calcext:value-type="string">
            <text:p>Opcode (0x)</text:p>
          </table:table-cell>
          <table:table-cell table:style-name="ce2" office:value-type="string" calcext:value-type="string">
            <text:p>Instruction</text:p>
          </table:table-cell>
          <table:table-cell table:style-name="ce13" office:value-type="string" calcext:value-type="string">
            <text:p>DELAY</text:p>
          </table:table-cell>
          <table:table-cell table:style-name="ce13" office:value-type="string" calcext:value-type="string">
            <text:p>RD_XOR_WR</text:p>
          </table:table-cell>
          <table:table-cell table:style-name="ce13" office:value-type="string" calcext:value-type="string">
            <text:p>RD_WR</text:p>
          </table:table-cell>
          <table:table-cell table:style-name="ce13" office:value-type="string" calcext:value-type="string">
            <text:p>Ext</text:p>
          </table:table-cell>
          <table:table-cell table:style-name="ce17" office:value-type="string" calcext:value-type="string">
            <text:p><text:s/>Usage </text:p>
          </table:table-cell>
          <table:table-cell table:style-name="ce23" office:value-type="string" calcext:value-type="string">
            <text:p><text:s/>Time</text:p>
          </table:table-cell>
          <table:table-cell table:style-name="ce23" office:value-type="string" calcext:value-type="string">
            <text:p>Percentage</text:p>
          </table:table-cell>
          <table:table-cell table:style-name="ce29" office:value-type="string" calcext:value-type="string">
            <text:p><text:s/>Usage </text:p>
          </table:table-cell>
          <table:table-cell table:style-name="ce2" office:value-type="string" calcext:value-type="string">
            <text:p><text:s/>Time</text:p>
          </table:table-cell>
          <table:table-cell table:style-name="ce37" office:value-type="string" calcext:value-type="string">
            <text:p>Percentage</text:p>
          </table:table-cell>
          <table:table-cell table:style-name="ce1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no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style-name="ce38" table:formula="of:=[.K3]/[.$K$518]" office:value-type="percentage" office:value="0.0000000051954944007533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0363" calcext:value-type="float">
            <text:p>30363</text:p>
          </table:table-cell>
          <table:table-cell table:style-name="ce1" office:value-type="float" office:value="11109" calcext:value-type="float">
            <text:p>11109</text:p>
          </table:table-cell>
          <table:table-cell table:style-name="ce38" table:formula="of:=[.K4]/[.$K$518]" office:value-type="percentage" office:value="0.000157750796490074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ld (BC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float" office:value="123" calcext:value-type="float">
            <text:p>123</text:p>
          </table:table-cell>
          <table:table-cell table:style-name="ce38" table:formula="of:=[.K5]/[.$K$518]" office:value-type="percentage" office:value="0.00000041044405765951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inc 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19" calcext:value-type="float">
            <text:p>919</text:p>
          </table:table-cell>
          <table:table-cell table:style-name="ce1" office:value-type="float" office:value="324" calcext:value-type="float">
            <text:p>324</text:p>
          </table:table-cell>
          <table:table-cell table:style-name="ce38" table:formula="of:=[.K6]/[.$K$518]" office:value-type="percentage" office:value="0.00000477465935429232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inc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47611" calcext:value-type="float">
            <text:p>147611</text:p>
          </table:table-cell>
          <table:table-cell table:style-name="ce1" office:value-type="float" office:value="53517" calcext:value-type="float">
            <text:p>53517</text:p>
          </table:table-cell>
          <table:table-cell table:style-name="ce38" table:formula="of:=[.K7]/[.$K$518]" office:value-type="percentage" office:value="0.000766912123989601" calcext:value-type="percentage">
            <text:p>0.0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dec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8115742" calcext:value-type="float">
            <text:p>18115742</text:p>
          </table:table-cell>
          <table:table-cell table:style-name="ce1" office:value-type="float" office:value="6341904" calcext:value-type="float">
            <text:p>6341904</text:p>
          </table:table-cell>
          <table:table-cell table:style-name="ce38" table:formula="of:=[.K8]/[.$K$518]" office:value-type="percentage" office:value="0.0941202361264921" calcext:value-type="percentage">
            <text:p>9.4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13950" calcext:value-type="float">
            <text:p>613950</text:p>
          </table:table-cell>
          <table:table-cell table:style-name="ce1" office:value-type="float" office:value="212154" calcext:value-type="float">
            <text:p>212154</text:p>
          </table:table-cell>
          <table:table-cell table:style-name="ce38" table:formula="of:=[.K9]/[.$K$518]" office:value-type="percentage" office:value="0.00318977378734251" calcext:value-type="percentage">
            <text:p>0.3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rlc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51909" calcext:value-type="float">
            <text:p>351909</text:p>
          </table:table-cell>
          <table:table-cell table:style-name="ce1" office:value-type="float" office:value="129952" calcext:value-type="float">
            <text:p>129952</text:p>
          </table:table-cell>
          <table:table-cell table:style-name="ce38" table:formula="of:=[.K10]/[.$K$518]" office:value-type="percentage" office:value="0.00182834123907471" calcext:value-type="percentage">
            <text:p>0.1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add HL, 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1264" calcext:value-type="float">
            <text:p>71264</text:p>
          </table:table-cell>
          <table:table-cell table:style-name="ce1" office:value-type="float" office:value="25594" calcext:value-type="float">
            <text:p>25594</text:p>
          </table:table-cell>
          <table:table-cell table:style-name="ce38" table:formula="of:=[.K12]/[.$K$518]" office:value-type="percentage" office:value="0.000370251712975286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a</text:p>
          </table:table-cell>
          <table:table-cell office:value-type="string" calcext:value-type="string">
            <text:p>ld A, (BC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380" calcext:value-type="float">
            <text:p>9380</text:p>
          </table:table-cell>
          <table:table-cell table:style-name="ce1" office:value-type="float" office:value="14416" calcext:value-type="float">
            <text:p>14416</text:p>
          </table:table-cell>
          <table:table-cell table:style-name="ce38" table:formula="of:=[.K13]/[.$K$518]" office:value-type="percentage" office:value="0.000048733737479066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dec 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9327" calcext:value-type="float">
            <text:p>99327</text:p>
          </table:table-cell>
          <table:table-cell table:style-name="ce1" office:value-type="float" office:value="24977" calcext:value-type="float">
            <text:p>24977</text:p>
          </table:table-cell>
          <table:table-cell table:style-name="ce38" table:formula="of:=[.K14]/[.$K$518]" office:value-type="percentage" office:value="0.000516052872343627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c</text:p>
          </table:table-cell>
          <table:table-cell office:value-type="string" calcext:value-type="string">
            <text:p>inc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476" calcext:value-type="float">
            <text:p>2476</text:p>
          </table:table-cell>
          <table:table-cell table:style-name="ce1" office:value-type="float" office:value="922" calcext:value-type="float">
            <text:p>922</text:p>
          </table:table-cell>
          <table:table-cell table:style-name="ce38" table:formula="of:=[.K15]/[.$K$518]" office:value-type="percentage" office:value="0.000012864044136265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d</text:p>
          </table:table-cell>
          <table:table-cell office:value-type="string" calcext:value-type="string">
            <text:p>dec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1451" calcext:value-type="float">
            <text:p>1451</text:p>
          </table:table-cell>
          <table:table-cell table:style-name="ce38" table:formula="of:=[.K16]/[.$K$518]" office:value-type="percentage" office:value="0.000021847053955167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00256" calcext:value-type="float">
            <text:p>100256</text:p>
          </table:table-cell>
          <table:table-cell table:style-name="ce1" office:value-type="float" office:value="35903" calcext:value-type="float">
            <text:p>35903</text:p>
          </table:table-cell>
          <table:table-cell table:style-name="ce38" table:formula="of:=[.K17]/[.$K$518]" office:value-type="percentage" office:value="0.000520879486641927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rrc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0511" calcext:value-type="float">
            <text:p>20511</text:p>
          </table:table-cell>
          <table:table-cell table:style-name="ce1" office:value-type="float" office:value="8339" calcext:value-type="float">
            <text:p>8339</text:p>
          </table:table-cell>
          <table:table-cell table:style-name="ce38" table:formula="of:=[.K18]/[.$K$518]" office:value-type="percentage" office:value="0.000106564785653852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sto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26877" calcext:value-type="float">
            <text:p>926877</text:p>
          </table:table-cell>
          <table:table-cell table:style-name="ce1" office:value-type="float" office:value="326717" calcext:value-type="float">
            <text:p>326717</text:p>
          </table:table-cell>
          <table:table-cell table:style-name="ce38" table:formula="of:=[.K20]/[.$K$518]" office:value-type="percentage" office:value="0.00481558426368705" calcext:value-type="percentage">
            <text:p>0.4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ld (DE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3064244" calcext:value-type="float">
            <text:p>13064244</text:p>
          </table:table-cell>
          <table:table-cell table:style-name="ce1" office:value-type="float" office:value="18267737" calcext:value-type="float">
            <text:p>18267737</text:p>
          </table:table-cell>
          <table:table-cell table:style-name="ce38" table:formula="of:=[.K21]/[.$K$518]" office:value-type="percentage" office:value="0.0678752065520754" calcext:value-type="percentage">
            <text:p>6.7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inc D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926346" calcext:value-type="float">
            <text:p>7926346</text:p>
          </table:table-cell>
          <table:table-cell table:style-name="ce1" office:value-type="float" office:value="2740205" calcext:value-type="float">
            <text:p>2740205</text:p>
          </table:table-cell>
          <table:table-cell table:style-name="ce38" table:formula="of:=[.K22]/[.$K$518]" office:value-type="percentage" office:value="0.0411812862614336" calcext:value-type="percentage">
            <text:p>4.1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inc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83" calcext:value-type="float">
            <text:p>383</text:p>
          </table:table-cell>
          <table:table-cell table:style-name="ce38" table:formula="of:=[.K23]/[.$K$518]" office:value-type="percentage" office:value="0.00000569426186322566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dec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82322" calcext:value-type="float">
            <text:p>1282322</text:p>
          </table:table-cell>
          <table:table-cell table:style-name="ce1" office:value-type="float" office:value="453270" calcext:value-type="float">
            <text:p>453270</text:p>
          </table:table-cell>
          <table:table-cell table:style-name="ce38" table:formula="of:=[.K25]/[.$K$518]" office:value-type="percentage" office:value="0.00666229677096282" calcext:value-type="percentage">
            <text:p>0.6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rl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jr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93606" calcext:value-type="float">
            <text:p>593606</text:p>
          </table:table-cell>
          <table:table-cell table:style-name="ce1" office:value-type="float" office:value="211285" calcext:value-type="float">
            <text:p>211285</text:p>
          </table:table-cell>
          <table:table-cell table:style-name="ce38" table:formula="of:=[.K27]/[.$K$518]" office:value-type="percentage" office:value="0.00308407664925359" calcext:value-type="percentage">
            <text:p>0.3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add HL, D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512058" calcext:value-type="float">
            <text:p>2512058</text:p>
          </table:table-cell>
          <table:table-cell table:style-name="ce1" office:value-type="float" office:value="897694" calcext:value-type="float">
            <text:p>897694</text:p>
          </table:table-cell>
          <table:table-cell table:style-name="ce38" table:formula="of:=[.K28]/[.$K$518]" office:value-type="percentage" office:value="0.0130513832733676" calcext:value-type="percentage">
            <text:p>1.3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ld A, (DE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198428" calcext:value-type="float">
            <text:p>2198428</text:p>
          </table:table-cell>
          <table:table-cell table:style-name="ce1" office:value-type="float" office:value="3019165" calcext:value-type="float">
            <text:p>3019165</text:p>
          </table:table-cell>
          <table:table-cell table:style-name="ce38" table:formula="of:=[.K29]/[.$K$518]" office:value-type="percentage" office:value="0.0114219203644594" calcext:value-type="percentage">
            <text:p>1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dec D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686" calcext:value-type="float">
            <text:p>5686</text:p>
          </table:table-cell>
          <table:table-cell table:style-name="ce1" office:value-type="float" office:value="2012" calcext:value-type="float">
            <text:p>2012</text:p>
          </table:table-cell>
          <table:table-cell table:style-name="ce38" table:formula="of:=[.K30]/[.$K$518]" office:value-type="percentage" office:value="0.0000295415811626835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inc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346627" calcext:value-type="float">
            <text:p>7346627</text:p>
          </table:table-cell>
          <table:table-cell table:style-name="ce1" office:value-type="float" office:value="2569030" calcext:value-type="float">
            <text:p>2569030</text:p>
          </table:table-cell>
          <table:table-cell table:style-name="ce38" table:formula="of:=[.K31]/[.$K$518]" office:value-type="percentage" office:value="0.0381693594429233" calcext:value-type="percentage">
            <text:p>3.8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dec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1739" calcext:value-type="float">
            <text:p>21739</text:p>
          </table:table-cell>
          <table:table-cell table:style-name="ce1" office:value-type="float" office:value="9323" calcext:value-type="float">
            <text:p>9323</text:p>
          </table:table-cell>
          <table:table-cell table:style-name="ce38" table:formula="of:=[.K33]/[.$K$518]" office:value-type="percentage" office:value="0.000112944852777977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rr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jrn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5871859" calcext:value-type="float">
            <text:p>25871859</text:p>
          </table:table-cell>
          <table:table-cell table:style-name="ce1" office:value-type="float" office:value="8992115" calcext:value-type="float">
            <text:p>8992115</text:p>
          </table:table-cell>
          <table:table-cell table:style-name="ce38" table:formula="of:=[.K35]/[.$K$518]" office:value-type="percentage" office:value="0.13441709857158" calcext:value-type="percentage">
            <text:p>13.4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298263" calcext:value-type="float">
            <text:p>2298263</text:p>
          </table:table-cell>
          <table:table-cell table:style-name="ce1" office:value-type="float" office:value="807916" calcext:value-type="float">
            <text:p>807916</text:p>
          </table:table-cell>
          <table:table-cell table:style-name="ce38" table:formula="of:=[.K36]/[.$K$518]" office:value-type="percentage" office:value="0.0119406125479586" calcext:value-type="percentage">
            <text:p>1.1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ldi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128122" calcext:value-type="float">
            <text:p>6128122</text:p>
          </table:table-cell>
          <table:table-cell table:style-name="ce1" office:value-type="float" office:value="8333831" calcext:value-type="float">
            <text:p>8333831</text:p>
          </table:table-cell>
          <table:table-cell table:style-name="ce38" table:formula="of:=[.K37]/[.$K$518]" office:value-type="percentage" office:value="0.0318386235381333" calcext:value-type="percentage">
            <text:p>3.1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inc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45968" calcext:value-type="float">
            <text:p>845968</text:p>
          </table:table-cell>
          <table:table-cell table:style-name="ce1" office:value-type="float" office:value="297394" calcext:value-type="float">
            <text:p>297394</text:p>
          </table:table-cell>
          <table:table-cell table:style-name="ce38" table:formula="of:=[.K38]/[.$K$518]" office:value-type="percentage" office:value="0.0043952220072165" calcext:value-type="percentage">
            <text:p>0.4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inc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dec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69854" calcext:value-type="float">
            <text:p>369854</text:p>
          </table:table-cell>
          <table:table-cell table:style-name="ce1" office:value-type="float" office:value="131827" calcext:value-type="float">
            <text:p>131827</text:p>
          </table:table-cell>
          <table:table-cell table:style-name="ce38" table:formula="of:=[.K41]/[.$K$518]" office:value-type="percentage" office:value="0.00192157438609623" calcext:value-type="percentage">
            <text:p>0.1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da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215" calcext:value-type="float">
            <text:p>215</text:p>
          </table:table-cell>
          <table:table-cell table:style-name="ce38" table:formula="of:=[.K42]/[.$K$518]" office:value-type="percentage" office:value="0.000002805566976406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jr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738462" calcext:value-type="float">
            <text:p>7738462</text:p>
          </table:table-cell>
          <table:table-cell table:style-name="ce1" office:value-type="float" office:value="2702809" calcext:value-type="float">
            <text:p>2702809</text:p>
          </table:table-cell>
          <table:table-cell table:style-name="ce38" table:formula="of:=[.K43]/[.$K$518]" office:value-type="percentage" office:value="0.0402051359914425" calcext:value-type="percentage">
            <text:p>4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add HL,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55244" calcext:value-type="float">
            <text:p>255244</text:p>
          </table:table-cell>
          <table:table-cell table:style-name="ce1" office:value-type="float" office:value="93051" calcext:value-type="float">
            <text:p>93051</text:p>
          </table:table-cell>
          <table:table-cell table:style-name="ce38" table:formula="of:=[.K44]/[.$K$518]" office:value-type="percentage" office:value="0.00132611877282589" calcext:value-type="percentage">
            <text:p>0.1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ldi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4513698" calcext:value-type="float">
            <text:p>14513698</text:p>
          </table:table-cell>
          <table:table-cell table:style-name="ce1" office:value-type="float" office:value="20299129" calcext:value-type="float">
            <text:p>20299129</text:p>
          </table:table-cell>
          <table:table-cell table:style-name="ce38" table:formula="of:=[.K45]/[.$K$518]" office:value-type="percentage" office:value="0.0754058366932249" calcext:value-type="percentage">
            <text:p>7.5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2b</text:p>
          </table:table-cell>
          <table:table-cell office:value-type="string" calcext:value-type="string">
            <text:p>dec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3685" calcext:value-type="float">
            <text:p>13685</text:p>
          </table:table-cell>
          <table:table-cell table:style-name="ce1" office:value-type="float" office:value="4820" calcext:value-type="float">
            <text:p>4820</text:p>
          </table:table-cell>
          <table:table-cell table:style-name="ce38" table:formula="of:=[.K46]/[.$K$518]" office:value-type="percentage" office:value="0.0000711003408743094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inc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89662" calcext:value-type="float">
            <text:p>489662</text:p>
          </table:table-cell>
          <table:table-cell table:style-name="ce1" office:value-type="float" office:value="170657" calcext:value-type="float">
            <text:p>170657</text:p>
          </table:table-cell>
          <table:table-cell table:style-name="ce38" table:formula="of:=[.K47]/[.$K$518]" office:value-type="percentage" office:value="0.00254403617926168" calcext:value-type="percentage">
            <text:p>0.2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dec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428" calcext:value-type="float">
            <text:p>2428</text:p>
          </table:table-cell>
          <table:table-cell table:style-name="ce1" office:value-type="float" office:value="833" calcext:value-type="float">
            <text:p>833</text:p>
          </table:table-cell>
          <table:table-cell table:style-name="ce38" table:formula="of:=[.K48]/[.$K$518]" office:value-type="percentage" office:value="0.000012614660405029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38" table:formula="of:=[.K49]/[.$K$518]" office:value-type="percentage" office:value="0.000000057150438408286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cp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7610" calcext:value-type="float">
            <text:p>57610</text:p>
          </table:table-cell>
          <table:table-cell table:style-name="ce1" office:value-type="float" office:value="21339" calcext:value-type="float">
            <text:p>21339</text:p>
          </table:table-cell>
          <table:table-cell table:style-name="ce38" table:formula="of:=[.K50]/[.$K$518]" office:value-type="percentage" office:value="0.0002993124324274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jrn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66159" calcext:value-type="float">
            <text:p>366159</text:p>
          </table:table-cell>
          <table:table-cell table:style-name="ce1" office:value-type="float" office:value="130871" calcext:value-type="float">
            <text:p>130871</text:p>
          </table:table-cell>
          <table:table-cell table:style-name="ce38" table:formula="of:=[.K51]/[.$K$518]" office:value-type="percentage" office:value="0.00190237703428544" calcext:value-type="percentage">
            <text:p>0.1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38" table:formula="of:=[.K52]/[.$K$518]" office:value-type="percentage" office:value="0.000000010390988801506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ldd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0452" calcext:value-type="float">
            <text:p>30452</text:p>
          </table:table-cell>
          <table:table-cell table:style-name="ce1" office:value-type="float" office:value="43668" calcext:value-type="float">
            <text:p>43668</text:p>
          </table:table-cell>
          <table:table-cell table:style-name="ce38" table:formula="of:=[.K53]/[.$K$518]" office:value-type="percentage" office:value="0.000158213195491741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inc S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01756" calcext:value-type="float">
            <text:p>101756</text:p>
          </table:table-cell>
          <table:table-cell table:style-name="ce1" office:value-type="float" office:value="159381" calcext:value-type="float">
            <text:p>159381</text:p>
          </table:table-cell>
          <table:table-cell table:style-name="ce38" table:formula="of:=[.K55]/[.$K$518]" office:value-type="percentage" office:value="0.000528672728243057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02861" calcext:value-type="float">
            <text:p>202861</text:p>
          </table:table-cell>
          <table:table-cell table:style-name="ce1" office:value-type="float" office:value="307131" calcext:value-type="float">
            <text:p>307131</text:p>
          </table:table-cell>
          <table:table-cell table:style-name="ce38" table:formula="of:=[.K56]/[.$K$518]" office:value-type="percentage" office:value="0.00105396318963122" calcext:value-type="percentage">
            <text:p>0.1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9000" calcext:value-type="float">
            <text:p>29000</text:p>
          </table:table-cell>
          <table:table-cell table:style-name="ce1" office:value-type="float" office:value="41802" calcext:value-type="float">
            <text:p>41802</text:p>
          </table:table-cell>
          <table:table-cell table:style-name="ce38" table:formula="of:=[.K57]/[.$K$518]" office:value-type="percentage" office:value="0.000150669337621847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scf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2" calcext:value-type="float">
            <text:p>42</text:p>
          </table:table-cell>
          <table:table-cell table:style-name="ce38" table:formula="of:=[.K58]/[.$K$518]" office:value-type="percentage" office:value="0.00000058709086728512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jr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69479" calcext:value-type="float">
            <text:p>869479</text:p>
          </table:table-cell>
          <table:table-cell table:style-name="ce1" office:value-type="float" office:value="313367" calcext:value-type="float">
            <text:p>313367</text:p>
          </table:table-cell>
          <table:table-cell table:style-name="ce38" table:formula="of:=[.K59]/[.$K$518]" office:value-type="percentage" office:value="0.00451737327607261" calcext:value-type="percentage">
            <text:p>0.4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add HL, S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6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ld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4292" calcext:value-type="float">
            <text:p>4292</text:p>
          </table:table-cell>
          <table:table-cell table:style-name="ce38" table:formula="of:=[.K61]/[.$K$518]" office:value-type="percentage" office:value="0.000015950167810312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dec S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6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inc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79907" calcext:value-type="float">
            <text:p>279907</text:p>
          </table:table-cell>
          <table:table-cell table:style-name="ce1" office:value-type="float" office:value="99927" calcext:value-type="float">
            <text:p>99927</text:p>
          </table:table-cell>
          <table:table-cell table:style-name="ce38" table:formula="of:=[.K63]/[.$K$518]" office:value-type="percentage" office:value="0.00145425525123166" calcext:value-type="percentage">
            <text:p>0.1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d</text:p>
          </table:table-cell>
          <table:table-cell office:value-type="string" calcext:value-type="string">
            <text:p>dec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88728" calcext:value-type="float">
            <text:p>988728</text:p>
          </table:table-cell>
          <table:table-cell table:style-name="ce1" office:value-type="float" office:value="339310" calcext:value-type="float">
            <text:p>339310</text:p>
          </table:table-cell>
          <table:table-cell table:style-name="ce38" table:formula="of:=[.K64]/[.$K$518]" office:value-type="percentage" office:value="0.00513693078786805" calcext:value-type="percentage">
            <text:p>0.5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35107" calcext:value-type="float">
            <text:p>935107</text:p>
          </table:table-cell>
          <table:table-cell table:style-name="ce1" office:value-type="float" office:value="334617" calcext:value-type="float">
            <text:p>334617</text:p>
          </table:table-cell>
          <table:table-cell table:style-name="ce38" table:formula="of:=[.K65]/[.$K$518]" office:value-type="percentage" office:value="0.00485834318260525" calcext:value-type="percentage">
            <text:p>0.4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ccf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6834" calcext:value-type="float">
            <text:p>86834</text:p>
          </table:table-cell>
          <table:table-cell table:style-name="ce1" office:value-type="float" office:value="31698" calcext:value-type="float">
            <text:p>31698</text:p>
          </table:table-cell>
          <table:table-cell table:style-name="ce38" table:formula="of:=[.K66]/[.$K$518]" office:value-type="percentage" office:value="0.000451145560795015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ld B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6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ld B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6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ld B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6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ld B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ld B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5250" calcext:value-type="float">
            <text:p>85250</text:p>
          </table:table-cell>
          <table:table-cell table:style-name="ce1" office:value-type="float" office:value="29745" calcext:value-type="float">
            <text:p>29745</text:p>
          </table:table-cell>
          <table:table-cell table:style-name="ce38" table:formula="of:=[.K71]/[.$K$518]" office:value-type="percentage" office:value="0.000442915897664222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ld B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ld B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81505" calcext:value-type="float">
            <text:p>181505</text:p>
          </table:table-cell>
          <table:table-cell table:style-name="ce1" office:value-type="float" office:value="257625" calcext:value-type="float">
            <text:p>257625</text:p>
          </table:table-cell>
          <table:table-cell table:style-name="ce38" table:formula="of:=[.K73]/[.$K$518]" office:value-type="percentage" office:value="0.000943008211208735" calcext:value-type="percentage">
            <text:p>0.0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ld B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65968" calcext:value-type="float">
            <text:p>1265968</text:p>
          </table:table-cell>
          <table:table-cell table:style-name="ce1" office:value-type="float" office:value="450704" calcext:value-type="float">
            <text:p>450704</text:p>
          </table:table-cell>
          <table:table-cell table:style-name="ce38" table:formula="of:=[.K74]/[.$K$518]" office:value-type="percentage" office:value="0.0065773296555329" calcext:value-type="percentage">
            <text:p>0.6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ld C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ld C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ld C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ld C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ld C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7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ld C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5250" calcext:value-type="float">
            <text:p>85250</text:p>
          </table:table-cell>
          <table:table-cell table:style-name="ce1" office:value-type="float" office:value="28496" calcext:value-type="float">
            <text:p>28496</text:p>
          </table:table-cell>
          <table:table-cell table:style-name="ce38" table:formula="of:=[.K80]/[.$K$518]" office:value-type="percentage" office:value="0.000442915897664222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ld C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8128" calcext:value-type="float">
            <text:p>88128</text:p>
          </table:table-cell>
          <table:table-cell table:style-name="ce1" office:value-type="float" office:value="125025" calcext:value-type="float">
            <text:p>125025</text:p>
          </table:table-cell>
          <table:table-cell table:style-name="ce38" table:formula="of:=[.K81]/[.$K$518]" office:value-type="percentage" office:value="0.00045786853054959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ld C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63573" calcext:value-type="float">
            <text:p>563573</text:p>
          </table:table-cell>
          <table:table-cell table:style-name="ce1" office:value-type="float" office:value="194970" calcext:value-type="float">
            <text:p>194970</text:p>
          </table:table-cell>
          <table:table-cell table:style-name="ce38" table:formula="of:=[.K82]/[.$K$518]" office:value-type="percentage" office:value="0.00292804036591576" calcext:value-type="percentage">
            <text:p>0.2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ld D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ld D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ld D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ld D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ld D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ld D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8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ld D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216" calcext:value-type="float">
            <text:p>4216</text:p>
          </table:table-cell>
          <table:table-cell table:style-name="ce1" office:value-type="float" office:value="5578" calcext:value-type="float">
            <text:p>5578</text:p>
          </table:table-cell>
          <table:table-cell table:style-name="ce38" table:formula="of:=[.K89]/[.$K$518]" office:value-type="percentage" office:value="0.000021904204393576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ld D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75356" calcext:value-type="float">
            <text:p>475356</text:p>
          </table:table-cell>
          <table:table-cell table:style-name="ce1" office:value-type="float" office:value="162617" calcext:value-type="float">
            <text:p>162617</text:p>
          </table:table-cell>
          <table:table-cell table:style-name="ce38" table:formula="of:=[.K90]/[.$K$518]" office:value-type="percentage" office:value="0.0024697094363645" calcext:value-type="percentage">
            <text:p>0.2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ld E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9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ld E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583" calcext:value-type="float">
            <text:p>6583</text:p>
          </table:table-cell>
          <table:table-cell table:style-name="ce1" office:value-type="float" office:value="2289" calcext:value-type="float">
            <text:p>2289</text:p>
          </table:table-cell>
          <table:table-cell table:style-name="ce38" table:formula="of:=[.K92]/[.$K$518]" office:value-type="percentage" office:value="0.0000342019396401592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ld E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9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ld E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9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ld E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9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ld E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9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ld E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121" calcext:value-type="float">
            <text:p>4121</text:p>
          </table:table-cell>
          <table:table-cell table:style-name="ce1" office:value-type="float" office:value="5442" calcext:value-type="float">
            <text:p>5442</text:p>
          </table:table-cell>
          <table:table-cell table:style-name="ce38" table:formula="of:=[.K97]/[.$K$518]" office:value-type="percentage" office:value="0.0000214106324255045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ld E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615022" calcext:value-type="float">
            <text:p>1615022</text:p>
          </table:table-cell>
          <table:table-cell table:style-name="ce1" office:value-type="float" office:value="562751" calcext:value-type="float">
            <text:p>562751</text:p>
          </table:table-cell>
          <table:table-cell table:style-name="ce38" table:formula="of:=[.K98]/[.$K$518]" office:value-type="percentage" office:value="0.00839083775809346" calcext:value-type="percentage">
            <text:p>0.8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ld H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8159" calcext:value-type="float">
            <text:p>48159</text:p>
          </table:table-cell>
          <table:table-cell table:style-name="ce1" office:value-type="float" office:value="16846" calcext:value-type="float">
            <text:p>16846</text:p>
          </table:table-cell>
          <table:table-cell table:style-name="ce38" table:formula="of:=[.K99]/[.$K$518]" office:value-type="percentage" office:value="0.00025020981484588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ld H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ld H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7909" calcext:value-type="float">
            <text:p>127909</text:p>
          </table:table-cell>
          <table:table-cell table:style-name="ce1" office:value-type="float" office:value="44480" calcext:value-type="float">
            <text:p>44480</text:p>
          </table:table-cell>
          <table:table-cell table:style-name="ce38" table:formula="of:=[.K101]/[.$K$518]" office:value-type="percentage" office:value="0.000664550493305959" calcext:value-type="percentage">
            <text:p>0.0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ld H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ld H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ld H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ld H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51099" calcext:value-type="float">
            <text:p>651099</text:p>
          </table:table-cell>
          <table:table-cell table:style-name="ce1" office:value-type="float" office:value="921487" calcext:value-type="float">
            <text:p>921487</text:p>
          </table:table-cell>
          <table:table-cell table:style-name="ce38" table:formula="of:=[.K105]/[.$K$518]" office:value-type="percentage" office:value="0.0033827812088361" calcext:value-type="percentage">
            <text:p>0.3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ld H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2913" calcext:value-type="float">
            <text:p>32913</text:p>
          </table:table-cell>
          <table:table-cell table:style-name="ce1" office:value-type="float" office:value="11042" calcext:value-type="float">
            <text:p>11042</text:p>
          </table:table-cell>
          <table:table-cell table:style-name="ce38" table:formula="of:=[.K106]/[.$K$518]" office:value-type="percentage" office:value="0.000170999307211995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ld L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ld L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8159" calcext:value-type="float">
            <text:p>48159</text:p>
          </table:table-cell>
          <table:table-cell table:style-name="ce1" office:value-type="float" office:value="16234" calcext:value-type="float">
            <text:p>16234</text:p>
          </table:table-cell>
          <table:table-cell table:style-name="ce38" table:formula="of:=[.K108]/[.$K$518]" office:value-type="percentage" office:value="0.00025020981484588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ld L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0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ld L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7909" calcext:value-type="float">
            <text:p>127909</text:p>
          </table:table-cell>
          <table:table-cell table:style-name="ce1" office:value-type="float" office:value="42904" calcext:value-type="float">
            <text:p>42904</text:p>
          </table:table-cell>
          <table:table-cell table:style-name="ce38" table:formula="of:=[.K110]/[.$K$518]" office:value-type="percentage" office:value="0.000664550493305959" calcext:value-type="percentage">
            <text:p>0.0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ld L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1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ld L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1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ld L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02885" calcext:value-type="float">
            <text:p>302885</text:p>
          </table:table-cell>
          <table:table-cell table:style-name="ce1" office:value-type="float" office:value="457310" calcext:value-type="float">
            <text:p>457310</text:p>
          </table:table-cell>
          <table:table-cell table:style-name="ce38" table:formula="of:=[.K113]/[.$K$518]" office:value-type="percentage" office:value="0.00157363732157217" calcext:value-type="percentage">
            <text:p>0.1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ld L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77619" calcext:value-type="float">
            <text:p>877619</text:p>
          </table:table-cell>
          <table:table-cell table:style-name="ce1" office:value-type="float" office:value="306527" calcext:value-type="float">
            <text:p>306527</text:p>
          </table:table-cell>
          <table:table-cell table:style-name="ce38" table:formula="of:=[.K114]/[.$K$518]" office:value-type="percentage" office:value="0.00455966460049474" calcext:value-type="percentage">
            <text:p>0.4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ld (HL), 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70" calcext:value-type="float">
            <text:p>170</text:p>
          </table:table-cell>
          <table:table-cell table:style-name="ce38" table:formula="of:=[.K115]/[.$K$518]" office:value-type="percentage" office:value="0.00000062865482249115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ld (HL), 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63" calcext:value-type="float">
            <text:p>63</text:p>
          </table:table-cell>
          <table:table-cell table:style-name="ce38" table:formula="of:=[.K116]/[.$K$518]" office:value-type="percentage" office:value="0.00000012988736001883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ld (HL), 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47" calcext:value-type="float">
            <text:p>247</text:p>
          </table:table-cell>
          <table:table-cell table:style-name="ce38" table:formula="of:=[.K117]/[.$K$518]" office:value-type="percentage" office:value="0.00000091960250893334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ld (HL), 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69" calcext:value-type="float">
            <text:p>69</text:p>
          </table:table-cell>
          <table:table-cell table:style-name="ce38" table:formula="of:=[.K118]/[.$K$518]" office:value-type="percentage" office:value="0.00000024938373123616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ld (HL), H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1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ld (HL), 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38" table:formula="of:=[.K120]/[.$K$518]" office:value-type="percentage" office:value="0.000000057150438408286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halt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2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ld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2482" calcext:value-type="float">
            <text:p>122482</text:p>
          </table:table-cell>
          <table:table-cell table:style-name="ce1" office:value-type="float" office:value="171344" calcext:value-type="float">
            <text:p>171344</text:p>
          </table:table-cell>
          <table:table-cell table:style-name="ce38" table:formula="of:=[.K122]/[.$K$518]" office:value-type="percentage" office:value="0.00063635454519307" calcext:value-type="percentage">
            <text:p>0.0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ld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32377" calcext:value-type="float">
            <text:p>632377</text:p>
          </table:table-cell>
          <table:table-cell table:style-name="ce1" office:value-type="float" office:value="205713" calcext:value-type="float">
            <text:p>205713</text:p>
          </table:table-cell>
          <table:table-cell table:style-name="ce38" table:formula="of:=[.K123]/[.$K$518]" office:value-type="percentage" office:value="0.00328551116266519" calcext:value-type="percentage">
            <text:p>0.3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ld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29725" calcext:value-type="float">
            <text:p>329725</text:p>
          </table:table-cell>
          <table:table-cell table:style-name="ce1" office:value-type="float" office:value="113038" calcext:value-type="float">
            <text:p>113038</text:p>
          </table:table-cell>
          <table:table-cell table:style-name="ce38" table:formula="of:=[.K124]/[.$K$518]" office:value-type="percentage" office:value="0.00171308439128839" calcext:value-type="percentage">
            <text:p>0.1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ld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98195" calcext:value-type="float">
            <text:p>198195</text:p>
          </table:table-cell>
          <table:table-cell table:style-name="ce1" office:value-type="float" office:value="68418" calcext:value-type="float">
            <text:p>68418</text:p>
          </table:table-cell>
          <table:table-cell table:style-name="ce38" table:formula="of:=[.K125]/[.$K$518]" office:value-type="percentage" office:value="0.00102972101275731" calcext:value-type="percentage">
            <text:p>0.1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ld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74876" calcext:value-type="float">
            <text:p>674876</text:p>
          </table:table-cell>
          <table:table-cell table:style-name="ce1" office:value-type="float" office:value="240192" calcext:value-type="float">
            <text:p>240192</text:p>
          </table:table-cell>
          <table:table-cell table:style-name="ce38" table:formula="of:=[.K126]/[.$K$518]" office:value-type="percentage" office:value="0.00350631447920281" calcext:value-type="percentage">
            <text:p>0.3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ld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6415" calcext:value-type="float">
            <text:p>16415</text:p>
          </table:table-cell>
          <table:table-cell table:style-name="ce1" office:value-type="float" office:value="5783" calcext:value-type="float">
            <text:p>5783</text:p>
          </table:table-cell>
          <table:table-cell table:style-name="ce38" table:formula="of:=[.K127]/[.$K$518]" office:value-type="percentage" office:value="0.000085284040588366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ld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85028" calcext:value-type="float">
            <text:p>685028</text:p>
          </table:table-cell>
          <table:table-cell table:style-name="ce1" office:value-type="float" office:value="240581" calcext:value-type="float">
            <text:p>240581</text:p>
          </table:table-cell>
          <table:table-cell table:style-name="ce38" table:formula="of:=[.K128]/[.$K$518]" office:value-type="percentage" office:value="0.00355905913835926" calcext:value-type="percentage">
            <text:p>0.3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l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02948" calcext:value-type="float">
            <text:p>902948</text:p>
          </table:table-cell>
          <table:table-cell table:style-name="ce1" office:value-type="float" office:value="1304061" calcext:value-type="float">
            <text:p>1304061</text:p>
          </table:table-cell>
          <table:table-cell table:style-name="ce38" table:formula="of:=[.K129]/[.$K$518]" office:value-type="percentage" office:value="0.00469126127817143" calcext:value-type="percentage">
            <text:p>0.4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ld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3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add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87702" calcext:value-type="float">
            <text:p>687702</text:p>
          </table:table-cell>
          <table:table-cell table:style-name="ce1" office:value-type="float" office:value="247473" calcext:value-type="float">
            <text:p>247473</text:p>
          </table:table-cell>
          <table:table-cell table:style-name="ce38" table:formula="of:=[.K131]/[.$K$518]" office:value-type="percentage" office:value="0.00357295189038687" calcext:value-type="percentage">
            <text:p>0.3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add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63527" calcext:value-type="float">
            <text:p>463527</text:p>
          </table:table-cell>
          <table:table-cell table:style-name="ce1" office:value-type="float" office:value="169265" calcext:value-type="float">
            <text:p>169265</text:p>
          </table:table-cell>
          <table:table-cell table:style-name="ce38" table:formula="of:=[.K132]/[.$K$518]" office:value-type="percentage" office:value="0.00240825193309799" calcext:value-type="percentage">
            <text:p>0.2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add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5142" calcext:value-type="float">
            <text:p>15142</text:p>
          </table:table-cell>
          <table:table-cell table:style-name="ce1" office:value-type="float" office:value="5353" calcext:value-type="float">
            <text:p>5353</text:p>
          </table:table-cell>
          <table:table-cell table:style-name="ce38" table:formula="of:=[.K133]/[.$K$518]" office:value-type="percentage" office:value="0.000078670176216207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add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232" calcext:value-type="float">
            <text:p>4232</text:p>
          </table:table-cell>
          <table:table-cell table:style-name="ce1" office:value-type="float" office:value="1644" calcext:value-type="float">
            <text:p>1644</text:p>
          </table:table-cell>
          <table:table-cell table:style-name="ce38" table:formula="of:=[.K134]/[.$K$518]" office:value-type="percentage" office:value="0.000021987332303988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add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3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add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645" calcext:value-type="float">
            <text:p>645</text:p>
          </table:table-cell>
          <table:table-cell table:style-name="ce38" table:formula="of:=[.K136]/[.$K$518]" office:value-type="percentage" office:value="0.0000090401602573108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ad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2071" calcext:value-type="float">
            <text:p>52071</text:p>
          </table:table-cell>
          <table:table-cell table:style-name="ce1" office:value-type="float" office:value="87445" calcext:value-type="float">
            <text:p>87445</text:p>
          </table:table-cell>
          <table:table-cell table:style-name="ce38" table:formula="of:=[.K137]/[.$K$518]" office:value-type="percentage" office:value="0.000270534588941627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add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89513" calcext:value-type="float">
            <text:p>589513</text:p>
          </table:table-cell>
          <table:table-cell table:style-name="ce1" office:value-type="float" office:value="221304" calcext:value-type="float">
            <text:p>221304</text:p>
          </table:table-cell>
          <table:table-cell table:style-name="ce38" table:formula="of:=[.K138]/[.$K$518]" office:value-type="percentage" office:value="0.0030628114906713" calcext:value-type="percentage">
            <text:p>0.3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adc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3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dc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adc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39" calcext:value-type="float">
            <text:p>39</text:p>
          </table:table-cell>
          <table:table-cell table:style-name="ce38" table:formula="of:=[.K141]/[.$K$518]" office:value-type="percentage" office:value="0.00000045720350726629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adc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adc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adc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adc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adc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4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sub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3655" calcext:value-type="float">
            <text:p>93655</text:p>
          </table:table-cell>
          <table:table-cell table:style-name="ce1" office:value-type="float" office:value="34027" calcext:value-type="float">
            <text:p>34027</text:p>
          </table:table-cell>
          <table:table-cell table:style-name="ce38" table:formula="of:=[.K147]/[.$K$518]" office:value-type="percentage" office:value="0.000486584028102554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sub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3939" calcext:value-type="float">
            <text:p>83939</text:p>
          </table:table-cell>
          <table:table-cell table:style-name="ce1" office:value-type="float" office:value="32817" calcext:value-type="float">
            <text:p>32817</text:p>
          </table:table-cell>
          <table:table-cell table:style-name="ce38" table:formula="of:=[.K148]/[.$K$518]" office:value-type="percentage" office:value="0.000436104604504834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sub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7765" calcext:value-type="float">
            <text:p>27765</text:p>
          </table:table-cell>
          <table:table-cell table:style-name="ce1" office:value-type="float" office:value="10658" calcext:value-type="float">
            <text:p>10658</text:p>
          </table:table-cell>
          <table:table-cell table:style-name="ce38" table:formula="of:=[.K149]/[.$K$518]" office:value-type="percentage" office:value="0.000144252902036916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sub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19017" calcext:value-type="float">
            <text:p>119017</text:p>
          </table:table-cell>
          <table:table-cell table:style-name="ce1" office:value-type="float" office:value="44644" calcext:value-type="float">
            <text:p>44644</text:p>
          </table:table-cell>
          <table:table-cell table:style-name="ce38" table:formula="of:=[.K150]/[.$K$518]" office:value-type="percentage" office:value="0.00061835215709446" calcext:value-type="percentage">
            <text:p>0.0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sub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sub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sub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37218" calcext:value-type="float">
            <text:p>337218</text:p>
          </table:table-cell>
          <table:table-cell table:style-name="ce1" office:value-type="float" office:value="486399" calcext:value-type="float">
            <text:p>486399</text:p>
          </table:table-cell>
          <table:table-cell table:style-name="ce38" table:formula="of:=[.K153]/[.$K$518]" office:value-type="percentage" office:value="0.00175201423083324" calcext:value-type="percentage">
            <text:p>0.1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sub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sbc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sbc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sbc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71" calcext:value-type="float">
            <text:p>71</text:p>
          </table:table-cell>
          <table:table-cell table:style-name="ce38" table:formula="of:=[.K157]/[.$K$518]" office:value-type="percentage" office:value="0.00000091960250893334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sbc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sbc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5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sbc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sbc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62583" calcext:value-type="float">
            <text:p>162583</text:p>
          </table:table-cell>
          <table:table-cell table:style-name="ce1" office:value-type="float" office:value="237098" calcext:value-type="float">
            <text:p>237098</text:p>
          </table:table-cell>
          <table:table-cell table:style-name="ce38" table:formula="of:=[.K161]/[.$K$518]" office:value-type="percentage" office:value="0.00084469906615768" calcext:value-type="percentage">
            <text:p>0.0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sbc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and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37958" calcext:value-type="float">
            <text:p>337958</text:p>
          </table:table-cell>
          <table:table-cell table:style-name="ce1" office:value-type="float" office:value="119523" calcext:value-type="float">
            <text:p>119523</text:p>
          </table:table-cell>
          <table:table-cell table:style-name="ce38" table:formula="of:=[.K163]/[.$K$518]" office:value-type="percentage" office:value="0.0017558588966898" calcext:value-type="percentage">
            <text:p>0.1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and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2215" calcext:value-type="float">
            <text:p>32215</text:p>
          </table:table-cell>
          <table:table-cell table:style-name="ce1" office:value-type="float" office:value="12258" calcext:value-type="float">
            <text:p>12258</text:p>
          </table:table-cell>
          <table:table-cell table:style-name="ce38" table:formula="of:=[.K164]/[.$K$518]" office:value-type="percentage" office:value="0.000167372852120269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and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38" table:formula="of:=[.K165]/[.$K$518]" office:value-type="percentage" office:value="0.0000000051954944007533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and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and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and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and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6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and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431647" calcext:value-type="float">
            <text:p>6431647</text:p>
          </table:table-cell>
          <table:table-cell table:style-name="ce1" office:value-type="float" office:value="2246486" calcext:value-type="float">
            <text:p>2246486</text:p>
          </table:table-cell>
          <table:table-cell table:style-name="ce38" table:formula="of:=[.K170]/[.$K$518]" office:value-type="percentage" office:value="0.033415585976122" calcext:value-type="percentage">
            <text:p>3.3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xor B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7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xor C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4511" calcext:value-type="float">
            <text:p>24511</text:p>
          </table:table-cell>
          <table:table-cell table:style-name="ce1" office:value-type="float" office:value="10469" calcext:value-type="float">
            <text:p>10469</text:p>
          </table:table-cell>
          <table:table-cell table:style-name="ce38" table:formula="of:=[.K172]/[.$K$518]" office:value-type="percentage" office:value="0.000127346763256865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xor D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7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xor E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7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xor H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7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xor L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7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xor (HL), 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83293" calcext:value-type="float">
            <text:p>383293</text:p>
          </table:table-cell>
          <table:table-cell table:style-name="ce1" office:value-type="float" office:value="537126" calcext:value-type="float">
            <text:p>537126</text:p>
          </table:table-cell>
          <table:table-cell table:style-name="ce38" table:formula="of:=[.K177]/[.$K$518]" office:value-type="percentage" office:value="0.00199139663534795" calcext:value-type="percentage">
            <text:p>0.2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xor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69299" calcext:value-type="float">
            <text:p>269299</text:p>
          </table:table-cell>
          <table:table-cell table:style-name="ce1" office:value-type="float" office:value="98621" calcext:value-type="float">
            <text:p>98621</text:p>
          </table:table-cell>
          <table:table-cell table:style-name="ce38" table:formula="of:=[.K178]/[.$K$518]" office:value-type="percentage" office:value="0.00139914144662847" calcext:value-type="percentage">
            <text:p>0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or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21215" calcext:value-type="float">
            <text:p>321215</text:p>
          </table:table-cell>
          <table:table-cell table:style-name="ce1" office:value-type="float" office:value="116796" calcext:value-type="float">
            <text:p>116796</text:p>
          </table:table-cell>
          <table:table-cell table:style-name="ce38" table:formula="of:=[.K179]/[.$K$518]" office:value-type="percentage" office:value="0.00166887073393798" calcext:value-type="percentage">
            <text:p>0.1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or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9456" calcext:value-type="float">
            <text:p>99456</text:p>
          </table:table-cell>
          <table:table-cell table:style-name="ce1" office:value-type="float" office:value="25271" calcext:value-type="float">
            <text:p>25271</text:p>
          </table:table-cell>
          <table:table-cell table:style-name="ce38" table:formula="of:=[.K180]/[.$K$518]" office:value-type="percentage" office:value="0.000516723091121324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or A, 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68" calcext:value-type="float">
            <text:p>168</text:p>
          </table:table-cell>
          <table:table-cell table:style-name="ce38" table:formula="of:=[.K181]/[.$K$518]" office:value-type="percentage" office:value="0.0000029510408196279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or A, 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1114" calcext:value-type="float">
            <text:p>1114</text:p>
          </table:table-cell>
          <table:table-cell table:style-name="ce38" table:formula="of:=[.K182]/[.$K$518]" office:value-type="percentage" office:value="0.0000163346343959685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or A, 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8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or A, 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195" calcext:value-type="float">
            <text:p>195</text:p>
          </table:table-cell>
          <table:table-cell table:style-name="ce38" table:formula="of:=[.K184]/[.$K$518]" office:value-type="percentage" office:value="0.00000296662730283016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or A,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3787" calcext:value-type="float">
            <text:p>23787</text:p>
          </table:table-cell>
          <table:table-cell table:style-name="ce1" office:value-type="float" office:value="37999" calcext:value-type="float">
            <text:p>37999</text:p>
          </table:table-cell>
          <table:table-cell table:style-name="ce38" table:formula="of:=[.K185]/[.$K$518]" office:value-type="percentage" office:value="0.00012358522531072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or A, A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334919" calcext:value-type="float">
            <text:p>5334919</text:p>
          </table:table-cell>
          <table:table-cell table:style-name="ce1" office:value-type="float" office:value="1853123" calcext:value-type="float">
            <text:p>1853123</text:p>
          </table:table-cell>
          <table:table-cell table:style-name="ce38" table:formula="of:=[.K186]/[.$K$518]" office:value-type="percentage" office:value="0.0277175417929726" calcext:value-type="percentage">
            <text:p>2.7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cp A, 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8100" calcext:value-type="float">
            <text:p>88100</text:p>
          </table:table-cell>
          <table:table-cell table:style-name="ce1" office:value-type="float" office:value="31407" calcext:value-type="float">
            <text:p>31407</text:p>
          </table:table-cell>
          <table:table-cell table:style-name="ce38" table:formula="of:=[.K187]/[.$K$518]" office:value-type="percentage" office:value="0.000457723056706369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6777" calcext:value-type="float">
            <text:p>86777</text:p>
          </table:table-cell>
          <table:table-cell table:style-name="ce1" office:value-type="float" office:value="30215" calcext:value-type="float">
            <text:p>30215</text:p>
          </table:table-cell>
          <table:table-cell table:style-name="ce38" table:formula="of:=[.K188]/[.$K$518]" office:value-type="percentage" office:value="0.000450849417614172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5760" calcext:value-type="float">
            <text:p>35760</text:p>
          </table:table-cell>
          <table:table-cell table:style-name="ce1" office:value-type="float" office:value="13454" calcext:value-type="float">
            <text:p>13454</text:p>
          </table:table-cell>
          <table:table-cell table:style-name="ce38" table:formula="of:=[.K189]/[.$K$518]" office:value-type="percentage" office:value="0.000185790879770939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" calcext:value-type="float">
            <text:p>10</text:p>
          </table:table-cell>
          <table:table-cell table:style-name="ce38" table:formula="of:=[.K190]/[.$K$518]" office:value-type="percentage" office:value="0.00000015066933762184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9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89" calcext:value-type="float">
            <text:p>89</text:p>
          </table:table-cell>
          <table:table-cell table:style-name="ce38" table:formula="of:=[.K192]/[.$K$518]" office:value-type="percentage" office:value="0.0000014131744770049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cp A, C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2738" calcext:value-type="float">
            <text:p>22738</text:p>
          </table:table-cell>
          <table:table-cell table:style-name="ce1" office:value-type="float" office:value="36137" calcext:value-type="float">
            <text:p>36137</text:p>
          </table:table-cell>
          <table:table-cell table:style-name="ce38" table:formula="of:=[.K193]/[.$K$518]" office:value-type="percentage" office:value="0.000118135151684329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cp A, 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19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etn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00472" calcext:value-type="float">
            <text:p>400472</text:p>
          </table:table-cell>
          <table:table-cell table:style-name="ce1" office:value-type="float" office:value="148574" calcext:value-type="float">
            <text:p>148574</text:p>
          </table:table-cell>
          <table:table-cell table:style-name="ce38" table:formula="of:=[.K195]/[.$K$518]" office:value-type="percentage" office:value="0.00208065003365849" calcext:value-type="percentage">
            <text:p>0.2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pop 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78238" calcext:value-type="float">
            <text:p>278238</text:p>
          </table:table-cell>
          <table:table-cell table:style-name="ce1" office:value-type="float" office:value="98537" calcext:value-type="float">
            <text:p>98537</text:p>
          </table:table-cell>
          <table:table-cell table:style-name="ce38" table:formula="of:=[.K196]/[.$K$518]" office:value-type="percentage" office:value="0.00144558397107681" calcext:value-type="percentage">
            <text:p>0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jn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5867" calcext:value-type="float">
            <text:p>75867</text:p>
          </table:table-cell>
          <table:table-cell table:style-name="ce1" office:value-type="float" office:value="27421" calcext:value-type="float">
            <text:p>27421</text:p>
          </table:table-cell>
          <table:table-cell table:style-name="ce38" table:formula="of:=[.K197]/[.$K$518]" office:value-type="percentage" office:value="0.000394166573701953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jmp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672870" calcext:value-type="float">
            <text:p>672870</text:p>
          </table:table-cell>
          <table:table-cell table:style-name="ce1" office:value-type="float" office:value="237153" calcext:value-type="float">
            <text:p>237153</text:p>
          </table:table-cell>
          <table:table-cell table:style-name="ce38" table:formula="of:=[.K198]/[.$K$518]" office:value-type="percentage" office:value="0.0034958923174349" calcext:value-type="percentage">
            <text:p>0.3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calln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7124" calcext:value-type="float">
            <text:p>47124</text:p>
          </table:table-cell>
          <table:table-cell table:style-name="ce1" office:value-type="float" office:value="18907" calcext:value-type="float">
            <text:p>18907</text:p>
          </table:table-cell>
          <table:table-cell table:style-name="ce38" table:formula="of:=[.K199]/[.$K$518]" office:value-type="percentage" office:value="0.0002448324781411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push 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60817" calcext:value-type="float">
            <text:p>260817</text:p>
          </table:table-cell>
          <table:table-cell table:style-name="ce1" office:value-type="float" office:value="95746" calcext:value-type="float">
            <text:p>95746</text:p>
          </table:table-cell>
          <table:table-cell table:style-name="ce38" table:formula="of:=[.K200]/[.$K$518]" office:value-type="percentage" office:value="0.00135507326312128" calcext:value-type="percentage">
            <text:p>0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ad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83363" calcext:value-type="float">
            <text:p>283363</text:p>
          </table:table-cell>
          <table:table-cell table:style-name="ce1" office:value-type="float" office:value="102539" calcext:value-type="float">
            <text:p>102539</text:p>
          </table:table-cell>
          <table:table-cell table:style-name="ce38" table:formula="of:=[.K201]/[.$K$518]" office:value-type="percentage" office:value="0.00147221087988067" calcext:value-type="percentage">
            <text:p>0.1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rst 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0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ret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302127" calcext:value-type="float">
            <text:p>2302127</text:p>
          </table:table-cell>
          <table:table-cell table:style-name="ce1" office:value-type="float" office:value="833334" calcext:value-type="float">
            <text:p>833334</text:p>
          </table:table-cell>
          <table:table-cell table:style-name="ce38" table:formula="of:=[.K203]/[.$K$518]" office:value-type="percentage" office:value="0.0119606879383231" calcext:value-type="percentage">
            <text:p>1.2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ret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123325" calcext:value-type="float">
            <text:p>2123325</text:p>
          </table:table-cell>
          <table:table-cell table:style-name="ce1" office:value-type="float" office:value="781515" calcext:value-type="float">
            <text:p>781515</text:p>
          </table:table-cell>
          <table:table-cell table:style-name="ce38" table:formula="of:=[.K204]/[.$K$518]" office:value-type="percentage" office:value="0.0110317231484796" calcext:value-type="percentage">
            <text:p>1.1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j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72546" calcext:value-type="float">
            <text:p>272546</text:p>
          </table:table-cell>
          <table:table-cell table:style-name="ce1" office:value-type="float" office:value="97385" calcext:value-type="float">
            <text:p>97385</text:p>
          </table:table-cell>
          <table:table-cell table:style-name="ce38" table:formula="of:=[.K205]/[.$K$518]" office:value-type="percentage" office:value="0.00141601121694772" calcext:value-type="percentage">
            <text:p>0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escap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226531" calcext:value-type="float">
            <text:p>1226531</text:p>
          </table:table-cell>
          <table:table-cell table:style-name="ce1" office:value-type="float" office:value="431052" calcext:value-type="float">
            <text:p>431052</text:p>
          </table:table-cell>
          <table:table-cell table:style-name="ce38" table:formula="of:=[.K206]/[.$K$518]" office:value-type="percentage" office:value="0.00637243494285039" calcext:value-type="percentage">
            <text:p>0.6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callz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3672" calcext:value-type="float">
            <text:p>33672</text:p>
          </table:table-cell>
          <table:table-cell table:style-name="ce1" office:value-type="float" office:value="13403" calcext:value-type="float">
            <text:p>13403</text:p>
          </table:table-cell>
          <table:table-cell table:style-name="ce38" table:formula="of:=[.K207]/[.$K$518]" office:value-type="percentage" office:value="0.000174942687462166" calcext:value-type="percentage">
            <text:p>0.0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cal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3378258" calcext:value-type="float">
            <text:p>3378258</text:p>
          </table:table-cell>
          <table:table-cell table:style-name="ce1" office:value-type="float" office:value="1245907" calcext:value-type="float">
            <text:p>1245907</text:p>
          </table:table-cell>
          <table:table-cell table:style-name="ce38" table:formula="of:=[.K208]/[.$K$518]" office:value-type="percentage" office:value="0.0175517205233002" calcext:value-type="percentage">
            <text:p>1.7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ad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4590" calcext:value-type="float">
            <text:p>54590</text:p>
          </table:table-cell>
          <table:table-cell table:style-name="ce1" office:value-type="float" office:value="22535" calcext:value-type="float">
            <text:p>22535</text:p>
          </table:table-cell>
          <table:table-cell table:style-name="ce38" table:formula="of:=[.K209]/[.$K$518]" office:value-type="percentage" office:value="0.000283622039337125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rst 8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62430" calcext:value-type="float">
            <text:p>262430</text:p>
          </table:table-cell>
          <table:table-cell table:style-name="ce1" office:value-type="float" office:value="106300" calcext:value-type="float">
            <text:p>106300</text:p>
          </table:table-cell>
          <table:table-cell table:style-name="ce38" table:formula="of:=[.K210]/[.$K$518]" office:value-type="percentage" office:value="0.0013634535955897" calcext:value-type="percentage">
            <text:p>0.1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retn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9158" calcext:value-type="float">
            <text:p>19158</text:p>
          </table:table-cell>
          <table:table-cell table:style-name="ce1" office:value-type="float" office:value="7541" calcext:value-type="float">
            <text:p>7541</text:p>
          </table:table-cell>
          <table:table-cell table:style-name="ce38" table:formula="of:=[.K211]/[.$K$518]" office:value-type="percentage" office:value="0.0000995352817296325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pop D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16807" calcext:value-type="float">
            <text:p>416807</text:p>
          </table:table-cell>
          <table:table-cell table:style-name="ce1" office:value-type="float" office:value="156175" calcext:value-type="float">
            <text:p>156175</text:p>
          </table:table-cell>
          <table:table-cell table:style-name="ce38" table:formula="of:=[.K212]/[.$K$518]" office:value-type="percentage" office:value="0.0021655184346948" calcext:value-type="percentage">
            <text:p>0.2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jn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77793" calcext:value-type="float">
            <text:p>77793</text:p>
          </table:table-cell>
          <table:table-cell table:style-name="ce1" office:value-type="float" office:value="27713" calcext:value-type="float">
            <text:p>27713</text:p>
          </table:table-cell>
          <table:table-cell table:style-name="ce38" table:formula="of:=[.K213]/[.$K$518]" office:value-type="percentage" office:value="0.000404173095917804" calcext:value-type="percentage">
            <text:p>0.0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1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calln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1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push DE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93651" calcext:value-type="float">
            <text:p>293651</text:p>
          </table:table-cell>
          <table:table-cell table:style-name="ce1" office:value-type="float" office:value="102545" calcext:value-type="float">
            <text:p>102545</text:p>
          </table:table-cell>
          <table:table-cell table:style-name="ce38" table:formula="of:=[.K216]/[.$K$518]" office:value-type="percentage" office:value="0.00152566212627562" calcext:value-type="percentage">
            <text:p>0.1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sub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66901" calcext:value-type="float">
            <text:p>166901</text:p>
          </table:table-cell>
          <table:table-cell table:style-name="ce1" office:value-type="float" office:value="60565" calcext:value-type="float">
            <text:p>60565</text:p>
          </table:table-cell>
          <table:table-cell table:style-name="ce38" table:formula="of:=[.K217]/[.$K$518]" office:value-type="percentage" office:value="0.000867133210980133" calcext:value-type="percentage">
            <text:p>0.0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rst 10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1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ret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33541" calcext:value-type="float">
            <text:p>133541</text:p>
          </table:table-cell>
          <table:table-cell table:style-name="ce1" office:value-type="float" office:value="50207" calcext:value-type="float">
            <text:p>50207</text:p>
          </table:table-cell>
          <table:table-cell table:style-name="ce38" table:formula="of:=[.K219]/[.$K$518]" office:value-type="percentage" office:value="0.000693811517771002" calcext:value-type="percentage">
            <text:p>0.0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reti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4526" calcext:value-type="float">
            <text:p>24526</text:p>
          </table:table-cell>
          <table:table-cell table:style-name="ce1" office:value-type="float" office:value="11905" calcext:value-type="float">
            <text:p>11905</text:p>
          </table:table-cell>
          <table:table-cell table:style-name="ce38" table:formula="of:=[.K220]/[.$K$518]" office:value-type="percentage" office:value="0.000127424695672876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j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44295" calcext:value-type="float">
            <text:p>244295</text:p>
          </table:table-cell>
          <table:table-cell table:style-name="ce1" office:value-type="float" office:value="90308" calcext:value-type="float">
            <text:p>90308</text:p>
          </table:table-cell>
          <table:table-cell table:style-name="ce38" table:formula="of:=[.K221]/[.$K$518]" office:value-type="percentage" office:value="0.00126923330463204" calcext:value-type="percentage">
            <text:p>0.1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2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call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2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2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sbc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0560" calcext:value-type="float">
            <text:p>20560</text:p>
          </table:table-cell>
          <table:table-cell table:style-name="ce1" office:value-type="float" office:value="8962" calcext:value-type="float">
            <text:p>8962</text:p>
          </table:table-cell>
          <table:table-cell table:style-name="ce38" table:formula="of:=[.K225]/[.$K$518]" office:value-type="percentage" office:value="0.000106819364879489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rst 18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2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608290" calcext:value-type="float">
            <text:p>1608290</text:p>
          </table:table-cell>
          <table:table-cell table:style-name="ce1" office:value-type="float" office:value="2468689" calcext:value-type="float">
            <text:p>2468689</text:p>
          </table:table-cell>
          <table:table-cell table:style-name="ce38" table:formula="of:=[.K227]/[.$K$518]" office:value-type="percentage" office:value="0.00835586168978759" calcext:value-type="percentage">
            <text:p>0.8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pop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465275" calcext:value-type="float">
            <text:p>1465275</text:p>
          </table:table-cell>
          <table:table-cell table:style-name="ce1" office:value-type="float" office:value="551380" calcext:value-type="float">
            <text:p>551380</text:p>
          </table:table-cell>
          <table:table-cell table:style-name="ce38" table:formula="of:=[.K228]/[.$K$518]" office:value-type="percentage" office:value="0.00761282805806385" calcext:value-type="percentage">
            <text:p>0.7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92818" calcext:value-type="float">
            <text:p>92818</text:p>
          </table:table-cell>
          <table:table-cell table:style-name="ce1" office:value-type="float" office:value="485605" calcext:value-type="float">
            <text:p>485605</text:p>
          </table:table-cell>
          <table:table-cell table:style-name="ce38" table:formula="of:=[.K229]/[.$K$518]" office:value-type="percentage" office:value="0.000482235399289123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push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494036" calcext:value-type="float">
            <text:p>1494036</text:p>
          </table:table-cell>
          <table:table-cell table:style-name="ce1" office:value-type="float" office:value="548918" calcext:value-type="float">
            <text:p>548918</text:p>
          </table:table-cell>
          <table:table-cell table:style-name="ce38" table:formula="of:=[.K232]/[.$K$518]" office:value-type="percentage" office:value="0.00776225567252391" calcext:value-type="percentage">
            <text:p>0.78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and A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350820" calcext:value-type="float">
            <text:p>1350820</text:p>
          </table:table-cell>
          <table:table-cell table:style-name="ce1" office:value-type="float" office:value="478014" calcext:value-type="float">
            <text:p>478014</text:p>
          </table:table-cell>
          <table:table-cell table:style-name="ce38" table:formula="of:=[.K233]/[.$K$518]" office:value-type="percentage" office:value="0.00701817774642563" calcext:value-type="percentage">
            <text:p>0.7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rst 20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add SP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jmp (HL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39070" calcext:value-type="float">
            <text:p>439070</text:p>
          </table:table-cell>
          <table:table-cell table:style-name="ce1" office:value-type="float" office:value="607515" calcext:value-type="float">
            <text:p>607515</text:p>
          </table:table-cell>
          <table:table-cell table:style-name="ce38" table:formula="of:=[.K236]/[.$K$518]" office:value-type="percentage" office:value="0.00228118572653877" calcext:value-type="percentage">
            <text:p>0.2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380847" calcext:value-type="float">
            <text:p>2380847</text:p>
          </table:table-cell>
          <table:table-cell table:style-name="ce1" office:value-type="float" office:value="3496549" calcext:value-type="float">
            <text:p>3496549</text:p>
          </table:table-cell>
          <table:table-cell table:style-name="ce38" table:formula="of:=[.K237]/[.$K$518]" office:value-type="percentage" office:value="0.0123696772575504" calcext:value-type="percentage">
            <text:p>1.24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3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4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xor A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65" calcext:value-type="float">
            <text:p>65</text:p>
          </table:table-cell>
          <table:table-cell table:style-name="ce38" table:formula="of:=[.K241]/[.$K$518]" office:value-type="percentage" office:value="0.00000097155745294087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rst 28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4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940040" calcext:value-type="float">
            <text:p>4940040</text:p>
          </table:table-cell>
          <table:table-cell table:style-name="ce1" office:value-type="float" office:value="6974405" calcext:value-type="float">
            <text:p>6974405</text:p>
          </table:table-cell>
          <table:table-cell table:style-name="ce38" table:formula="of:=[.K243]/[.$K$518]" office:value-type="percentage" office:value="0.0256659501594975" calcext:value-type="percentage">
            <text:p>2.57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pop AF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96920" calcext:value-type="float">
            <text:p>496920</text:p>
          </table:table-cell>
          <table:table-cell table:style-name="ce1" office:value-type="float" office:value="190080" calcext:value-type="float">
            <text:p>190080</text:p>
          </table:table-cell>
          <table:table-cell table:style-name="ce38" table:formula="of:=[.K244]/[.$K$518]" office:value-type="percentage" office:value="0.00258174507762235" calcext:value-type="percentage">
            <text:p>0.26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l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131" calcext:value-type="float">
            <text:p>2131</text:p>
          </table:table-cell>
          <table:table-cell table:style-name="ce38" table:formula="of:=[.K245]/[.$K$518]" office:value-type="percentage" office:value="0.0000081049712651752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di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94" calcext:value-type="float">
            <text:p>94</text:p>
          </table:table-cell>
          <table:table-cell table:style-name="ce38" table:formula="of:=[.K246]/[.$K$518]" office:value-type="percentage" office:value="0.0000012053547009747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INVALD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4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push AF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487318" calcext:value-type="float">
            <text:p>487318</text:p>
          </table:table-cell>
          <table:table-cell table:style-name="ce1" office:value-type="float" office:value="179353" calcext:value-type="float">
            <text:p>179353</text:p>
          </table:table-cell>
          <table:table-cell table:style-name="ce38" table:formula="of:=[.K248]/[.$K$518]" office:value-type="percentage" office:value="0.00253185794038632" calcext:value-type="percentage">
            <text:p>0.2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or A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87476" calcext:value-type="float">
            <text:p>87476</text:p>
          </table:table-cell>
          <table:table-cell table:style-name="ce1" office:value-type="float" office:value="31544" calcext:value-type="float">
            <text:p>31544</text:p>
          </table:table-cell>
          <table:table-cell table:style-name="ce38" table:formula="of:=[.K249]/[.$K$518]" office:value-type="percentage" office:value="0.000454481068200299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rst 30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ld SP, HL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ld A, (nn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13665044" calcext:value-type="float">
            <text:p>13665044</text:p>
          </table:table-cell>
          <table:table-cell table:style-name="ce1" office:value-type="float" office:value="19164830" calcext:value-type="float">
            <text:p>19164830</text:p>
          </table:table-cell>
          <table:table-cell table:style-name="ce38" table:formula="of:=[.K253]/[.$K$518]" office:value-type="percentage" office:value="0.070996659588048" calcext:value-type="percentage">
            <text:p>7.1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ei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25129" calcext:value-type="float">
            <text:p>25129</text:p>
          </table:table-cell>
          <table:table-cell table:style-name="ce1" office:value-type="float" office:value="9747" calcext:value-type="float">
            <text:p>9747</text:p>
          </table:table-cell>
          <table:table-cell table:style-name="ce38" table:formula="of:=[.K254]/[.$K$518]" office:value-type="percentage" office:value="0.000130557578796531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ld sp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cp A,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style-name="ce1" office:value-type="float" office:value="5428832" calcext:value-type="float">
            <text:p>5428832</text:p>
          </table:table-cell>
          <table:table-cell table:style-name="ce1" office:value-type="float" office:value="1932949" calcext:value-type="float">
            <text:p>1932949</text:p>
          </table:table-cell>
          <table:table-cell table:style-name="ce38" table:formula="of:=[.K257]/[.$K$518]" office:value-type="percentage" office:value="0.0282054662586305" calcext:value-type="percentage">
            <text:p>2.82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st 38H</text:p>
          </table:table-cell>
          <table:table-cell table:number-columns-repeated="4" office:value-type="string" calcext:value-type="string">
            <text:p>N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x100</text:p>
          </table:table-cell>
          <table:table-cell office:value-type="string" calcext:value-type="string">
            <text:p>rlc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5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x101</text:p>
          </table:table-cell>
          <table:table-cell office:value-type="string" calcext:value-type="string">
            <text:p>rlc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rlc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x103</text:p>
          </table:table-cell>
          <table:table-cell office:value-type="string" calcext:value-type="string">
            <text:p>rlc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rlc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x105</text:p>
          </table:table-cell>
          <table:table-cell office:value-type="string" calcext:value-type="string">
            <text:p>rlc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x106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x107</text:p>
          </table:table-cell>
          <table:table-cell office:value-type="string" calcext:value-type="string">
            <text:p>rlc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x108</text:p>
          </table:table-cell>
          <table:table-cell office:value-type="string" calcext:value-type="string">
            <text:p>rrc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x109</text:p>
          </table:table-cell>
          <table:table-cell office:value-type="string" calcext:value-type="string">
            <text:p>rrc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x10a</text:p>
          </table:table-cell>
          <table:table-cell office:value-type="string" calcext:value-type="string">
            <text:p>rrc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6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x10b</text:p>
          </table:table-cell>
          <table:table-cell office:value-type="string" calcext:value-type="string">
            <text:p>rrc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x10c</text:p>
          </table:table-cell>
          <table:table-cell office:value-type="string" calcext:value-type="string">
            <text:p>rrc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x10d</text:p>
          </table:table-cell>
          <table:table-cell office:value-type="string" calcext:value-type="string">
            <text:p>rrc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x10e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x10f</text:p>
          </table:table-cell>
          <table:table-cell office:value-type="string" calcext:value-type="string">
            <text:p>rrc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rl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2957" calcext:value-type="float">
            <text:p>2957</text:p>
          </table:table-cell>
          <table:table-cell table:style-name="ce38" table:formula="of:=[.K275]/[.$K$518]" office:value-type="percentage" office:value="0.000042665400018986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x111</text:p>
          </table:table-cell>
          <table:table-cell office:value-type="string" calcext:value-type="string">
            <text:p>rl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x112</text:p>
          </table:table-cell>
          <table:table-cell office:value-type="string" calcext:value-type="string">
            <text:p>rl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table:style-name="ce38" table:formula="of:=[.K277]/[.$K$518]" office:value-type="percentage" office:value="0.0000001246918656180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x113</text:p>
          </table:table-cell>
          <table:table-cell office:value-type="string" calcext:value-type="string">
            <text:p>rl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6748" calcext:value-type="float">
            <text:p>86748</text:p>
          </table:table-cell>
          <table:table-cell table:style-name="ce1" office:value-type="float" office:value="37544" calcext:value-type="float">
            <text:p>37544</text:p>
          </table:table-cell>
          <table:table-cell table:style-name="ce38" table:formula="of:=[.K278]/[.$K$518]" office:value-type="percentage" office:value="0.000450698748276551" calcext:value-type="percentage">
            <text:p>0.05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x114</text:p>
          </table:table-cell>
          <table:table-cell office:value-type="string" calcext:value-type="string">
            <text:p>rl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7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x115</text:p>
          </table:table-cell>
          <table:table-cell office:value-type="string" calcext:value-type="string">
            <text:p>rl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x116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x117</text:p>
          </table:table-cell>
          <table:table-cell office:value-type="string" calcext:value-type="string">
            <text:p>rl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118</text:p>
          </table:table-cell>
          <table:table-cell office:value-type="string" calcext:value-type="string">
            <text:p>rr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119</text:p>
          </table:table-cell>
          <table:table-cell office:value-type="string" calcext:value-type="string">
            <text:p>rr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11a</text:p>
          </table:table-cell>
          <table:table-cell office:value-type="string" calcext:value-type="string">
            <text:p>rr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11b</text:p>
          </table:table-cell>
          <table:table-cell office:value-type="string" calcext:value-type="string">
            <text:p>rr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11c</text:p>
          </table:table-cell>
          <table:table-cell office:value-type="string" calcext:value-type="string">
            <text:p>rr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x11d</text:p>
          </table:table-cell>
          <table:table-cell office:value-type="string" calcext:value-type="string">
            <text:p>rr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x11e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8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x11f</text:p>
          </table:table-cell>
          <table:table-cell office:value-type="string" calcext:value-type="string">
            <text:p>rr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120</text:p>
          </table:table-cell>
          <table:table-cell office:value-type="string" calcext:value-type="string">
            <text:p>sla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121</text:p>
          </table:table-cell>
          <table:table-cell office:value-type="string" calcext:value-type="string">
            <text:p>sla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3469" calcext:value-type="float">
            <text:p>3469</text:p>
          </table:table-cell>
          <table:table-cell table:style-name="ce38" table:formula="of:=[.K292]/[.$K$518]" office:value-type="percentage" office:value="0.000042665400018986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122</text:p>
          </table:table-cell>
          <table:table-cell office:value-type="string" calcext:value-type="string">
            <text:p>sla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123</text:p>
          </table:table-cell>
          <table:table-cell office:value-type="string" calcext:value-type="string">
            <text:p>sla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38" table:formula="of:=[.K294]/[.$K$518]" office:value-type="percentage" office:value="0.000000041563955206026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124</text:p>
          </table:table-cell>
          <table:table-cell office:value-type="string" calcext:value-type="string">
            <text:p>sla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x125</text:p>
          </table:table-cell>
          <table:table-cell office:value-type="string" calcext:value-type="string">
            <text:p>sla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x126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x127</text:p>
          </table:table-cell>
          <table:table-cell office:value-type="string" calcext:value-type="string">
            <text:p>sla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x128</text:p>
          </table:table-cell>
          <table:table-cell office:value-type="string" calcext:value-type="string">
            <text:p>sra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29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x129</text:p>
          </table:table-cell>
          <table:table-cell office:value-type="string" calcext:value-type="string">
            <text:p>sra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x12a</text:p>
          </table:table-cell>
          <table:table-cell office:value-type="string" calcext:value-type="string">
            <text:p>sra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x12b</text:p>
          </table:table-cell>
          <table:table-cell office:value-type="string" calcext:value-type="string">
            <text:p>sra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x12c</text:p>
          </table:table-cell>
          <table:table-cell office:value-type="string" calcext:value-type="string">
            <text:p>sra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x12d</text:p>
          </table:table-cell>
          <table:table-cell office:value-type="string" calcext:value-type="string">
            <text:p>sra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x12e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x12f</text:p>
          </table:table-cell>
          <table:table-cell office:value-type="string" calcext:value-type="string">
            <text:p>sra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x130</text:p>
          </table:table-cell>
          <table:table-cell office:value-type="string" calcext:value-type="string">
            <text:p>swap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x131</text:p>
          </table:table-cell>
          <table:table-cell office:value-type="string" calcext:value-type="string">
            <text:p>swap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x132</text:p>
          </table:table-cell>
          <table:table-cell office:value-type="string" calcext:value-type="string">
            <text:p>swap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0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x133</text:p>
          </table:table-cell>
          <table:table-cell office:value-type="string" calcext:value-type="string">
            <text:p>swap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swap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x135</text:p>
          </table:table-cell>
          <table:table-cell office:value-type="string" calcext:value-type="string">
            <text:p>swap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2976" calcext:value-type="float">
            <text:p>2976</text:p>
          </table:table-cell>
          <table:table-cell table:style-name="ce1" office:value-type="float" office:value="1068" calcext:value-type="float">
            <text:p>1068</text:p>
          </table:table-cell>
          <table:table-cell table:style-name="ce38" table:formula="of:=[.K312]/[.$K$518]" office:value-type="percentage" office:value="0.0000154617913366419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x136</text:p>
          </table:table-cell>
          <table:table-cell office:value-type="string" calcext:value-type="string">
            <text:p>swap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x137</text:p>
          </table:table-cell>
          <table:table-cell office:value-type="string" calcext:value-type="string">
            <text:p>swap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393676" calcext:value-type="float">
            <text:p>393676</text:p>
          </table:table-cell>
          <table:table-cell table:style-name="ce1" office:value-type="float" office:value="142712" calcext:value-type="float">
            <text:p>142712</text:p>
          </table:table-cell>
          <table:table-cell table:style-name="ce38" table:formula="of:=[.K314]/[.$K$518]" office:value-type="percentage" office:value="0.00204534145371097" calcext:value-type="percentage">
            <text:p>0.2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x138</text:p>
          </table:table-cell>
          <table:table-cell office:value-type="string" calcext:value-type="string">
            <text:p>srl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x139</text:p>
          </table:table-cell>
          <table:table-cell office:value-type="string" calcext:value-type="string">
            <text:p>srl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x13a</text:p>
          </table:table-cell>
          <table:table-cell office:value-type="string" calcext:value-type="string">
            <text:p>srl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x13b</text:p>
          </table:table-cell>
          <table:table-cell office:value-type="string" calcext:value-type="string">
            <text:p>srl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x13c</text:p>
          </table:table-cell>
          <table:table-cell office:value-type="string" calcext:value-type="string">
            <text:p>srl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1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x13d</text:p>
          </table:table-cell>
          <table:table-cell office:value-type="string" calcext:value-type="string">
            <text:p>srl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x13e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x13f</text:p>
          </table:table-cell>
          <table:table-cell office:value-type="string" calcext:value-type="string">
            <text:p>srl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23142" calcext:value-type="float">
            <text:p>23142</text:p>
          </table:table-cell>
          <table:table-cell table:style-name="ce1" office:value-type="float" office:value="10251" calcext:value-type="float">
            <text:p>10251</text:p>
          </table:table-cell>
          <table:table-cell table:style-name="ce38" table:formula="of:=[.K322]/[.$K$518]" office:value-type="percentage" office:value="0.000120234131422234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x140</text:p>
          </table:table-cell>
          <table:table-cell office:value-type="string" calcext:value-type="string">
            <text:p>bi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12" calcext:value-type="float">
            <text:p>12</text:p>
          </table:table-cell>
          <table:table-cell table:style-name="ce38" table:formula="of:=[.K323]/[.$K$518]" office:value-type="percentage" office:value="0.00000016625582082410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41</text:p>
          </table:table-cell>
          <table:table-cell office:value-type="string" calcext:value-type="string">
            <text:p>bit 1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42</text:p>
          </table:table-cell>
          <table:table-cell office:value-type="string" calcext:value-type="string">
            <text:p>bit 1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43</text:p>
          </table:table-cell>
          <table:table-cell office:value-type="string" calcext:value-type="string">
            <text:p>bit 1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44</text:p>
          </table:table-cell>
          <table:table-cell office:value-type="string" calcext:value-type="string">
            <text:p>bit 1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23" calcext:value-type="float">
            <text:p>623</text:p>
          </table:table-cell>
          <table:table-cell table:style-name="ce38" table:formula="of:=[.K327]/[.$K$518]" office:value-type="percentage" office:value="0.0000081049712651752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45</text:p>
          </table:table-cell>
          <table:table-cell office:value-type="string" calcext:value-type="string">
            <text:p>bit 1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2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x146</text:p>
          </table:table-cell>
          <table:table-cell office:value-type="string" calcext:value-type="string">
            <text:p>bit 1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50456" calcext:value-type="float">
            <text:p>50456</text:p>
          </table:table-cell>
          <table:table-cell table:style-name="ce1" office:value-type="float" office:value="81860" calcext:value-type="float">
            <text:p>81860</text:p>
          </table:table-cell>
          <table:table-cell table:style-name="ce38" table:formula="of:=[.K329]/[.$K$518]" office:value-type="percentage" office:value="0.00026214386548441" calcext:value-type="percentage">
            <text:p>0.03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x147</text:p>
          </table:table-cell>
          <table:table-cell office:value-type="string" calcext:value-type="string">
            <text:p>bit 1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6774" calcext:value-type="float">
            <text:p>16774</text:p>
          </table:table-cell>
          <table:table-cell table:style-name="ce1" office:value-type="float" office:value="6163" calcext:value-type="float">
            <text:p>6163</text:p>
          </table:table-cell>
          <table:table-cell table:style-name="ce38" table:formula="of:=[.K330]/[.$K$518]" office:value-type="percentage" office:value="0.0000871492230782365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148</text:p>
          </table:table-cell>
          <table:table-cell office:value-type="string" calcext:value-type="string">
            <text:p>bi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57" calcext:value-type="float">
            <text:p>557</text:p>
          </table:table-cell>
          <table:table-cell table:style-name="ce38" table:formula="of:=[.K331]/[.$K$518]" office:value-type="percentage" office:value="0.0000086764756492580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149</text:p>
          </table:table-cell>
          <table:table-cell office:value-type="string" calcext:value-type="string">
            <text:p>bit 2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14a</text:p>
          </table:table-cell>
          <table:table-cell office:value-type="string" calcext:value-type="string">
            <text:p>bit 2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14b</text:p>
          </table:table-cell>
          <table:table-cell office:value-type="string" calcext:value-type="string">
            <text:p>bit 2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14c</text:p>
          </table:table-cell>
          <table:table-cell office:value-type="string" calcext:value-type="string">
            <text:p>bit 2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14d</text:p>
          </table:table-cell>
          <table:table-cell office:value-type="string" calcext:value-type="string">
            <text:p>bit 2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14e</text:p>
          </table:table-cell>
          <table:table-cell office:value-type="string" calcext:value-type="string">
            <text:p>bit 2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14f</text:p>
          </table:table-cell>
          <table:table-cell office:value-type="string" calcext:value-type="string">
            <text:p>bit 2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x150</text:p>
          </table:table-cell>
          <table:table-cell office:value-type="string" calcext:value-type="string">
            <text:p>bi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3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x151</text:p>
          </table:table-cell>
          <table:table-cell office:value-type="string" calcext:value-type="string">
            <text:p>bit 3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x152</text:p>
          </table:table-cell>
          <table:table-cell office:value-type="string" calcext:value-type="string">
            <text:p>bit 3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x153</text:p>
          </table:table-cell>
          <table:table-cell office:value-type="string" calcext:value-type="string">
            <text:p>bit 3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x154</text:p>
          </table:table-cell>
          <table:table-cell office:value-type="string" calcext:value-type="string">
            <text:p>bit 3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729" calcext:value-type="float">
            <text:p>729</text:p>
          </table:table-cell>
          <table:table-cell table:style-name="ce38" table:formula="of:=[.K343]/[.$K$518]" office:value-type="percentage" office:value="0.0000081049712651752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x155</text:p>
          </table:table-cell>
          <table:table-cell office:value-type="string" calcext:value-type="string">
            <text:p>bit 3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x156</text:p>
          </table:table-cell>
          <table:table-cell office:value-type="string" calcext:value-type="string">
            <text:p>bit 3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1915" calcext:value-type="float">
            <text:p>1915</text:p>
          </table:table-cell>
          <table:table-cell table:style-name="ce38" table:formula="of:=[.K345]/[.$K$518]" office:value-type="percentage" office:value="0.0000057410213128324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x157</text:p>
          </table:table-cell>
          <table:table-cell office:value-type="string" calcext:value-type="string">
            <text:p>bit 3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x158</text:p>
          </table:table-cell>
          <table:table-cell office:value-type="string" calcext:value-type="string">
            <text:p>bi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159</text:p>
          </table:table-cell>
          <table:table-cell office:value-type="string" calcext:value-type="string">
            <text:p>bit 4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15a</text:p>
          </table:table-cell>
          <table:table-cell office:value-type="string" calcext:value-type="string">
            <text:p>bit 4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4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15b</text:p>
          </table:table-cell>
          <table:table-cell office:value-type="string" calcext:value-type="string">
            <text:p>bit 4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83" calcext:value-type="float">
            <text:p>83</text:p>
          </table:table-cell>
          <table:table-cell table:style-name="ce38" table:formula="of:=[.K350]/[.$K$518]" office:value-type="percentage" office:value="0.000000940384486536354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15c</text:p>
          </table:table-cell>
          <table:table-cell office:value-type="string" calcext:value-type="string">
            <text:p>bit 4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15d</text:p>
          </table:table-cell>
          <table:table-cell office:value-type="string" calcext:value-type="string">
            <text:p>bit 4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x15e</text:p>
          </table:table-cell>
          <table:table-cell office:value-type="string" calcext:value-type="string">
            <text:p>bit 4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86" calcext:value-type="float">
            <text:p>86</text:p>
          </table:table-cell>
          <table:table-cell table:style-name="ce38" table:formula="of:=[.K353]/[.$K$518]" office:value-type="percentage" office:value="0.00000025977472003766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x15f</text:p>
          </table:table-cell>
          <table:table-cell office:value-type="string" calcext:value-type="string">
            <text:p>bit 4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x160</text:p>
          </table:table-cell>
          <table:table-cell office:value-type="string" calcext:value-type="string">
            <text:p>bi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x161</text:p>
          </table:table-cell>
          <table:table-cell office:value-type="string" calcext:value-type="string">
            <text:p>bit 5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x162</text:p>
          </table:table-cell>
          <table:table-cell office:value-type="string" calcext:value-type="string">
            <text:p>bit 5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x163</text:p>
          </table:table-cell>
          <table:table-cell office:value-type="string" calcext:value-type="string">
            <text:p>bit 5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x164</text:p>
          </table:table-cell>
          <table:table-cell office:value-type="string" calcext:value-type="string">
            <text:p>bit 5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5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x165</text:p>
          </table:table-cell>
          <table:table-cell office:value-type="string" calcext:value-type="string">
            <text:p>bit 5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x166</text:p>
          </table:table-cell>
          <table:table-cell office:value-type="string" calcext:value-type="string">
            <text:p>bit 5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x167</text:p>
          </table:table-cell>
          <table:table-cell office:value-type="string" calcext:value-type="string">
            <text:p>bit 5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6234" calcext:value-type="float">
            <text:p>16234</text:p>
          </table:table-cell>
          <table:table-cell table:style-name="ce1" office:value-type="float" office:value="5772" calcext:value-type="float">
            <text:p>5772</text:p>
          </table:table-cell>
          <table:table-cell table:style-name="ce38" table:formula="of:=[.K362]/[.$K$518]" office:value-type="percentage" office:value="0.0000843436561018297" calcext:value-type="percentage">
            <text:p>0.01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x168</text:p>
          </table:table-cell>
          <table:table-cell office:value-type="string" calcext:value-type="string">
            <text:p>bi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x169</text:p>
          </table:table-cell>
          <table:table-cell office:value-type="string" calcext:value-type="string">
            <text:p>bit 6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x16a</text:p>
          </table:table-cell>
          <table:table-cell office:value-type="string" calcext:value-type="string">
            <text:p>bit 6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x16b</text:p>
          </table:table-cell>
          <table:table-cell office:value-type="string" calcext:value-type="string">
            <text:p>bit 6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x16c</text:p>
          </table:table-cell>
          <table:table-cell office:value-type="string" calcext:value-type="string">
            <text:p>bit 6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x16d</text:p>
          </table:table-cell>
          <table:table-cell office:value-type="string" calcext:value-type="string">
            <text:p>bit 6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4106" calcext:value-type="float">
            <text:p>4106</text:p>
          </table:table-cell>
          <table:table-cell table:style-name="ce1" office:value-type="float" office:value="1497" calcext:value-type="float">
            <text:p>1497</text:p>
          </table:table-cell>
          <table:table-cell table:style-name="ce38" table:formula="of:=[.K368]/[.$K$518]" office:value-type="percentage" office:value="0.0000213327000094932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x16e</text:p>
          </table:table-cell>
          <table:table-cell office:value-type="string" calcext:value-type="string">
            <text:p>bit 6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6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x16f</text:p>
          </table:table-cell>
          <table:table-cell office:value-type="string" calcext:value-type="string">
            <text:p>bit 6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390996" calcext:value-type="float">
            <text:p>390996</text:p>
          </table:table-cell>
          <table:table-cell table:style-name="ce1" office:value-type="float" office:value="137241" calcext:value-type="float">
            <text:p>137241</text:p>
          </table:table-cell>
          <table:table-cell table:style-name="ce38" table:formula="of:=[.K370]/[.$K$518]" office:value-type="percentage" office:value="0.00203141752871695" calcext:value-type="percentage">
            <text:p>0.2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x170</text:p>
          </table:table-cell>
          <table:table-cell office:value-type="string" calcext:value-type="string">
            <text:p>bi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309" calcext:value-type="float">
            <text:p>309</text:p>
          </table:table-cell>
          <table:table-cell table:style-name="ce38" table:formula="of:=[.K371]/[.$K$518]" office:value-type="percentage" office:value="0.00000457723056706369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x171</text:p>
          </table:table-cell>
          <table:table-cell office:value-type="string" calcext:value-type="string">
            <text:p>bit 7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2598" calcext:value-type="float">
            <text:p>2598</text:p>
          </table:table-cell>
          <table:table-cell table:style-name="ce38" table:formula="of:=[.K372]/[.$K$518]" office:value-type="percentage" office:value="0.000028471309316128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x172</text:p>
          </table:table-cell>
          <table:table-cell office:value-type="string" calcext:value-type="string">
            <text:p>bit 7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7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x173</text:p>
          </table:table-cell>
          <table:table-cell office:value-type="string" calcext:value-type="string">
            <text:p>bit 7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7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x174</text:p>
          </table:table-cell>
          <table:table-cell office:value-type="string" calcext:value-type="string">
            <text:p>bit 7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7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x175</text:p>
          </table:table-cell>
          <table:table-cell office:value-type="string" calcext:value-type="string">
            <text:p>bit 7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7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x176</text:p>
          </table:table-cell>
          <table:table-cell office:value-type="string" calcext:value-type="string">
            <text:p>bit 7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7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x177</text:p>
          </table:table-cell>
          <table:table-cell office:value-type="string" calcext:value-type="string">
            <text:p>bit 7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813" calcext:value-type="float">
            <text:p>8813</text:p>
          </table:table-cell>
          <table:table-cell table:style-name="ce1" office:value-type="float" office:value="3357" calcext:value-type="float">
            <text:p>3357</text:p>
          </table:table-cell>
          <table:table-cell table:style-name="ce38" table:formula="of:=[.K378]/[.$K$518]" office:value-type="percentage" office:value="0.0000457878921538392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x178</text:p>
          </table:table-cell>
          <table:table-cell office:value-type="string" calcext:value-type="string">
            <text:p>bi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585" calcext:value-type="float">
            <text:p>585</text:p>
          </table:table-cell>
          <table:table-cell table:style-name="ce38" table:formula="of:=[.K379]/[.$K$518]" office:value-type="percentage" office:value="0.0000086764756492580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x179</text:p>
          </table:table-cell>
          <table:table-cell office:value-type="string" calcext:value-type="string">
            <text:p>bit 8, 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5476" calcext:value-type="float">
            <text:p>5476</text:p>
          </table:table-cell>
          <table:table-cell table:style-name="ce1" office:value-type="float" office:value="2483" calcext:value-type="float">
            <text:p>2483</text:p>
          </table:table-cell>
          <table:table-cell table:style-name="ce38" table:formula="of:=[.K380]/[.$K$518]" office:value-type="percentage" office:value="0.000028450527338525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x17a</text:p>
          </table:table-cell>
          <table:table-cell office:value-type="string" calcext:value-type="string">
            <text:p>bit 8, 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x17b</text:p>
          </table:table-cell>
          <table:table-cell office:value-type="string" calcext:value-type="string">
            <text:p>bit 8, 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x17c</text:p>
          </table:table-cell>
          <table:table-cell office:value-type="string" calcext:value-type="string">
            <text:p>bit 8, H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x17d</text:p>
          </table:table-cell>
          <table:table-cell office:value-type="string" calcext:value-type="string">
            <text:p>bit 8, 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x17e</text:p>
          </table:table-cell>
          <table:table-cell office:value-type="string" calcext:value-type="string">
            <text:p>bit 8, (H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832" calcext:value-type="float">
            <text:p>1832</text:p>
          </table:table-cell>
          <table:table-cell table:style-name="ce1" office:value-type="float" office:value="2836" calcext:value-type="float">
            <text:p>2836</text:p>
          </table:table-cell>
          <table:table-cell table:style-name="ce38" table:formula="of:=[.K385]/[.$K$518]" office:value-type="percentage" office:value="0.00000951814574218012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x17f</text:p>
          </table:table-cell>
          <table:table-cell office:value-type="string" calcext:value-type="string">
            <text:p>bit 8, 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78944" calcext:value-type="float">
            <text:p>178944</text:p>
          </table:table-cell>
          <table:table-cell table:style-name="ce1" office:value-type="float" office:value="67278" calcext:value-type="float">
            <text:p>67278</text:p>
          </table:table-cell>
          <table:table-cell table:style-name="ce38" table:formula="of:=[.K386]/[.$K$518]" office:value-type="percentage" office:value="0.000929702550048405" calcext:value-type="percentage">
            <text:p>0.09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x180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x181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x182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8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x183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x184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x185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x186</text:p>
          </table:table-cell>
          <table:table-cell office:value-type="string" calcext:value-type="string">
            <text:p>rst 1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x187</text:p>
          </table:table-cell>
          <table:table-cell office:value-type="string" calcext:value-type="string">
            <text:p>rs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38" table:formula="of:=[.K394]/[.$K$518]" office:value-type="percentage" office:value="0.000000062345932809040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x188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x189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x18a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x18b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0x18c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39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x18d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0x18e</text:p>
          </table:table-cell>
          <table:table-cell office:value-type="string" calcext:value-type="string">
            <text:p>rst 2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x18f</text:p>
          </table:table-cell>
          <table:table-cell office:value-type="string" calcext:value-type="string">
            <text:p>rs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38" table:formula="of:=[.K402]/[.$K$518]" office:value-type="percentage" office:value="0.000000062345932809040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x190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0x191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0x192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0x193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0x194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18" calcext:value-type="float">
            <text:p>18</text:p>
          </table:table-cell>
          <table:table-cell table:style-name="ce38" table:formula="of:=[.K407]/[.$K$518]" office:value-type="percentage" office:value="0.000000150669337621847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0x195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0x196</text:p>
          </table:table-cell>
          <table:table-cell office:value-type="string" calcext:value-type="string">
            <text:p>rst 3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0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0x197</text:p>
          </table:table-cell>
          <table:table-cell office:value-type="string" calcext:value-type="string">
            <text:p>rs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3" calcext:value-type="float">
            <text:p>3</text:p>
          </table:table-cell>
          <table:table-cell table:style-name="ce38" table:formula="of:=[.K410]/[.$K$518]" office:value-type="percentage" office:value="0.00000001558648320226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0x198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0x199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0x19a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0x19b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0x19c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0x19d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0x19e</text:p>
          </table:table-cell>
          <table:table-cell office:value-type="string" calcext:value-type="string">
            <text:p>rst 4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0x19f</text:p>
          </table:table-cell>
          <table:table-cell office:value-type="string" calcext:value-type="string">
            <text:p>rs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0x1a0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1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0x1a1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0x1a2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0x1a3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0x1a4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0x1a5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0x1a6</text:p>
          </table:table-cell>
          <table:table-cell office:value-type="string" calcext:value-type="string">
            <text:p>rst 5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0x1a7</text:p>
          </table:table-cell>
          <table:table-cell office:value-type="string" calcext:value-type="string">
            <text:p>rs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0x1a8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0x1a9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0x1aa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2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0x1ab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0x1ac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0x1ad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0x1ae</text:p>
          </table:table-cell>
          <table:table-cell office:value-type="string" calcext:value-type="string">
            <text:p>rst 6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6902" calcext:value-type="float">
            <text:p>6902</text:p>
          </table:table-cell>
          <table:table-cell table:style-name="ce1" office:value-type="float" office:value="13908" calcext:value-type="float">
            <text:p>13908</text:p>
          </table:table-cell>
          <table:table-cell table:style-name="ce38" table:formula="of:=[.K433]/[.$K$518]" office:value-type="percentage" office:value="0.0000358593023539995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0x1af</text:p>
          </table:table-cell>
          <table:table-cell office:value-type="string" calcext:value-type="string">
            <text:p>rs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0x1b0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0x1b1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0x1b2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0x1b3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0x1b4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3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0x1b5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0x1b6</text:p>
          </table:table-cell>
          <table:table-cell office:value-type="string" calcext:value-type="string">
            <text:p>rst 7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0x1b7</text:p>
          </table:table-cell>
          <table:table-cell office:value-type="string" calcext:value-type="string">
            <text:p>rs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0x1b8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0x1b9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0x1ba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0x1bb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0x1bc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0x1bd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0x1be</text:p>
          </table:table-cell>
          <table:table-cell office:value-type="string" calcext:value-type="string">
            <text:p>rst 8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4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0x1bf</text:p>
          </table:table-cell>
          <table:table-cell office:value-type="string" calcext:value-type="string">
            <text:p>rs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7" calcext:value-type="float">
            <text:p>7</text:p>
          </table:table-cell>
          <table:table-cell table:style-name="ce38" table:formula="of:=[.K450]/[.$K$518]" office:value-type="percentage" office:value="0.00000012469186561808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0x1c0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0x1c1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0x1c2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0x1c3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0x1c4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0x1c5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0x1c6</text:p>
          </table:table-cell>
          <table:table-cell office:value-type="string" calcext:value-type="string">
            <text:p>set 1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0x1c7</text:p>
          </table:table-cell>
          <table:table-cell office:value-type="string" calcext:value-type="string">
            <text:p>set 1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38" table:formula="of:=[.K458]/[.$K$518]" office:value-type="percentage" office:value="0.0000000623459328090401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0x1c8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5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0x1c9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0x1ca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0x1cb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0x1cc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0x1cd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0x1ce</text:p>
          </table:table-cell>
          <table:table-cell office:value-type="string" calcext:value-type="string">
            <text:p>set 2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0x1cf</text:p>
          </table:table-cell>
          <table:table-cell office:value-type="string" calcext:value-type="string">
            <text:p>set 2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0x1d0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0x1d1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0x1d2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6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0x1d3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0x1d4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0x1d5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0x1d6</text:p>
          </table:table-cell>
          <table:table-cell office:value-type="string" calcext:value-type="string">
            <text:p>set 3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0x1d7</text:p>
          </table:table-cell>
          <table:table-cell office:value-type="string" calcext:value-type="string">
            <text:p>set 3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style-name="ce38" table:formula="of:=[.K474]/[.$K$518]" office:value-type="percentage" office:value="0.000000020781977603013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0x1d8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0x1d9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0x1da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0x1db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0x1dc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7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0x1dd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0x1de</text:p>
          </table:table-cell>
          <table:table-cell office:value-type="string" calcext:value-type="string">
            <text:p>set 4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0x1df</text:p>
          </table:table-cell>
          <table:table-cell office:value-type="string" calcext:value-type="string">
            <text:p>set 4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0x1e0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0x1e1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0x1e2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0x1e3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0x1e4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0x1e5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0x1e6</text:p>
          </table:table-cell>
          <table:table-cell office:value-type="string" calcext:value-type="string">
            <text:p>set 5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8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0x1e7</text:p>
          </table:table-cell>
          <table:table-cell office:value-type="string" calcext:value-type="string">
            <text:p>set 5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0x1e8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0x1e9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0x1ea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0x1eb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0x1ec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0x1ed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0x1ee</text:p>
          </table:table-cell>
          <table:table-cell office:value-type="string" calcext:value-type="string">
            <text:p>set 6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style-name="ce1" office:value-type="float" office:value="8715" calcext:value-type="float">
            <text:p>8715</text:p>
          </table:table-cell>
          <table:table-cell table:style-name="ce1" office:value-type="float" office:value="18445" calcext:value-type="float">
            <text:p>18445</text:p>
          </table:table-cell>
          <table:table-cell table:style-name="ce38" table:formula="of:=[.K497]/[.$K$518]" office:value-type="percentage" office:value="0.0000452787337025653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0x1ef</text:p>
          </table:table-cell>
          <table:table-cell office:value-type="string" calcext:value-type="string">
            <text:p>set 6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0x1f0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49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0x1f1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0x1f2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0x1f3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x1f4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0x1f5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0x1f6</text:p>
          </table:table-cell>
          <table:table-cell office:value-type="string" calcext:value-type="string">
            <text:p>set 7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5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0x1f7</text:p>
          </table:table-cell>
          <table:table-cell office:value-type="string" calcext:value-type="string">
            <text:p>set 7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6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0x1f8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7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0x1f9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8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0x1fa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09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0x1fb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10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0x1fc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11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0x1fd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12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0x1fe</text:p>
          </table:table-cell>
          <table:table-cell office:value-type="string" calcext:value-type="string">
            <text:p>set 8, 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13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0x1ff</text:p>
          </table:table-cell>
          <table:table-cell office:value-type="string" calcext:value-type="string">
            <text:p>set 8, 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18" table:number-columns-repeated="3"/>
          <table:table-cell table:number-columns-repeated="2" table:style-name="ce1" office:value-type="float" office:value="0" calcext:value-type="float">
            <text:p>0</text:p>
          </table:table-cell>
          <table:table-cell table:style-name="ce38" table:formula="of:=[.K514]/[.$K$518]" office:value-type="percentage" office:value="0" calcext:value-type="percentage">
            <text:p>0.00%</text:p>
          </table:table-cell>
          <table:table-cell table:style-name="ce1" table:number-columns-repeated="2"/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7"/>
          <table:table-cell table:style-name="ce19"/>
          <table:table-cell table:style-name="ce24" table:number-columns-repeated="2"/>
          <table:table-cell table:style-name="ce30"/>
          <table:table-cell table:style-name="ce1" table:number-columns-repeated="1013"/>
        </table:table-row>
        <table:table-row table:style-name="ro1">
          <table:table-cell/>
          <table:table-cell table:style-name="ce5"/>
          <table:table-cell table:style-name="ce11"/>
          <table:table-cell table:style-name="ce6" table:number-columns-repeated="4"/>
          <table:table-cell table:style-name="ce19"/>
          <table:table-cell table:style-name="ce24" table:number-columns-repeated="2"/>
          <table:table-cell table:style-name="ce31"/>
          <table:table-cell table:style-name="ce8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ce6" table:number-columns-repeated="6"/>
          <table:table-cell table:number-columns-repeated="3" table:style-name="ce20" office:value-type="string" calcext:value-type="string">
            <text:p>TOTAL</text:p>
          </table:table-cell>
          <table:table-cell table:style-name="ce32" office:value-type="string" calcext:value-type="string" table:number-columns-spanned="2" table:number-rows-spanned="1">
            <text:p>total</text:p>
          </table:table-cell>
          <table:covered-table-cell table:style-name="ce8"/>
          <table:table-cell table:style-name="ce11" office:value-type="string" calcext:value-type="string">
            <text:p>percentage</text:p>
          </table:table-cell>
          <table:table-cell table:style-name="ce8"/>
          <table:table-cell table:style-name="ce1" table:number-columns-repeated="1010"/>
        </table:table-row>
        <table:table-row table:style-name="ro1">
          <table:table-cell/>
          <table:table-cell table:style-name="ce7" table:number-columns-repeated="5"/>
          <table:table-cell table:style-name="ce15" office:value-type="string" calcext:value-type="string">
            <text:p>Instructions </text:p>
          </table:table-cell>
          <table:table-cell table:style-name="ce21"/>
          <table:table-cell table:style-name="ce25" table:number-columns-repeated="2"/>
          <table:table-cell table:style-name="ce33" table:formula="of:=SUM([.K3:.K517])" office:value-type="float" office:value="192474464" calcext:value-type="float">
            <text:p>192 474 464</text:p>
          </table:table-cell>
          <table:table-cell table:style-name="ce36" table:formula="of:=SUM([.L3:.L517])" office:value-type="float" office:value="134205148" calcext:value-type="float">
            <text:p>134 205 148</text:p>
          </table:table-cell>
          <table:table-cell table:style-name="ce39" table:formula="of:=[.K518]/[.$K$518]" office:value-type="percentage" office:value="1" calcext:value-type="percentage">
            <text:p>100.00%</text:p>
          </table:table-cell>
          <table:table-cell table:style-name="ce8"/>
          <table:table-cell table:style-name="ce1" table:number-columns-repeated="1010"/>
        </table:table-row>
        <table:table-row table:style-name="ro1">
          <table:table-cell/>
          <table:table-cell table:style-name="ce7" table:number-columns-repeated="5"/>
          <table:table-cell table:style-name="ce15" office:value-type="string" calcext:value-type="string">
            <text:p>with DELAY </text:p>
          </table:table-cell>
          <table:table-cell table:style-name="ce21"/>
          <table:table-cell table:style-name="ce25" table:number-columns-repeated="2"/>
          <table:table-cell table:style-name="ce33" table:formula="of:=SUMIF([.$D3:.$D514];&quot;Y&quot;;[.K3:.K514])" office:value-type="float" office:value="62717275" calcext:value-type="float">
            <text:p>62 717 275</text:p>
          </table:table-cell>
          <table:table-cell table:style-name="ce36" table:formula="of:=SUMIF([.$D3:.$D514];&quot;Y&quot;;[.L3:.L514])" office:value-type="float" office:value="88480087" calcext:value-type="float">
            <text:p>88 480 087</text:p>
          </table:table-cell>
          <table:table-cell table:style-name="ce39" table:formula="of:=[.K519]/[.$K$518]" office:value-type="percentage" office:value="0.325847251093007" calcext:value-type="percentage">
            <text:p>32.58%</text:p>
          </table:table-cell>
          <table:table-cell table:style-name="ce8"/>
          <table:table-cell table:style-name="ce1" table:number-columns-repeated="1010"/>
        </table:table-row>
        <table:table-row table:style-name="ro1">
          <table:table-cell/>
          <table:table-cell table:style-name="ce7" table:number-columns-repeated="5"/>
          <table:table-cell table:style-name="ce15" office:value-type="string" calcext:value-type="string">
            <text:p>extended </text:p>
          </table:table-cell>
          <table:table-cell table:style-name="ce21"/>
          <table:table-cell table:style-name="ce25" table:number-columns-repeated="2"/>
          <table:table-cell table:style-name="ce33" table:formula="of:=SUMIF([.$G3:.$G514];&quot;Y&quot;;[.K3:.K514])" office:value-type="float" office:value="1226531" calcext:value-type="float">
            <text:p>1 226 531</text:p>
          </table:table-cell>
          <table:table-cell table:style-name="ce36" table:formula="of:=SUMIF([.$G3:.$G514];&quot;Y&quot;;[.L3:.L514])" office:value-type="float" office:value="546392" calcext:value-type="float">
            <text:p><text:s/>546 392</text:p>
          </table:table-cell>
          <table:table-cell table:style-name="ce39" table:formula="of:=[.K520]/[.$K$518]" office:value-type="percentage" office:value="0.00637243494285039" calcext:value-type="percentage">
            <text:p>0.64%</text:p>
          </table:table-cell>
          <table:table-cell table:style-name="ce8"/>
          <table:table-cell table:style-name="ce1" table:number-columns-repeated="1010"/>
        </table:table-row>
        <table:table-row table:style-name="ro1">
          <table:table-cell/>
          <table:table-cell table:style-name="ce8" table:number-columns-repeated="6"/>
          <table:table-cell table:style-name="ce22"/>
          <table:table-cell table:style-name="ce26" table:number-columns-repeated="2"/>
          <table:table-cell table:style-name="ce31"/>
          <table:table-cell table:style-name="ce8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ce5"/>
          <table:table-cell table:style-name="ce6" table:number-columns-repeated="5"/>
          <table:table-cell table:style-name="ce19"/>
          <table:table-cell table:style-name="ce24" table:number-columns-repeated="2"/>
          <table:table-cell table:style-name="ce31"/>
          <table:table-cell table:style-name="ce8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ce9"/>
          <table:table-cell table:style-name="ce12" office:value-type="string" calcext:value-type="string">
            <text:p>preencher só esta cor</text:p>
          </table:table-cell>
          <table:table-cell table:style-name="ce12"/>
          <table:table-cell table:style-name="ce6" table:number-columns-repeated="2"/>
          <table:table-cell table:style-name="ce11" office:value-type="string" calcext:value-type="string">
            <text:p>clicks</text:p>
          </table:table-cell>
          <table:table-cell table:style-name="ce19"/>
          <table:table-cell table:style-name="ce24" table:formula="of:=SUM([.K523];[.O523])" office:value-type="float" office:value="243098641" calcext:value-type="float">
            <text:p>243098641</text:p>
          </table:table-cell>
          <table:table-cell table:style-name="ce24"/>
          <table:table-cell table:style-name="ce12" office:value-type="float" office:value="243098641" calcext:value-type="float">
            <text:p>243098641</text:p>
          </table:table-cell>
          <table:table-cell table:style-name="ce8" table:number-columns-repeated="2"/>
          <table:table-cell table:style-name="ce12"/>
          <table:table-cell table:style-name="ce1" table:number-columns-repeated="1010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1" office:value-type="string" calcext:value-type="string">
            <text:p>seconds</text:p>
          </table:table-cell>
          <table:table-cell table:style-name="ce19"/>
          <table:table-cell table:style-name="ce27" table:formula="of:=[.I523]/1000000" office:value-type="float" office:value="243.098641" calcext:value-type="float">
            <text:p>243.099</text:p>
          </table:table-cell>
          <table:table-cell table:style-name="ce27"/>
          <table:table-cell table:style-name="ce34" table:formula="of:=[.K523]/1000000" office:value-type="float" office:value="243.098641" calcext:value-type="float">
            <text:p>243.099</text:p>
          </table:table-cell>
          <table:table-cell table:style-name="ce8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1" office:value-type="string" calcext:value-type="string">
            <text:p>minutes</text:p>
          </table:table-cell>
          <table:table-cell table:style-name="ce19"/>
          <table:table-cell table:style-name="ce27" table:formula="of:=[.I524]/60" office:value-type="float" office:value="4.05164401666667" calcext:value-type="float">
            <text:p>4.052</text:p>
          </table:table-cell>
          <table:table-cell table:style-name="ce27"/>
          <table:table-cell table:style-name="ce34" table:formula="of:=[.K524]/60" office:value-type="float" office:value="4.05164401666667" calcext:value-type="float">
            <text:p>4.052</text:p>
          </table:table-cell>
          <table:table-cell table:style-name="ce8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ce5"/>
          <table:table-cell table:style-name="ce6" table:number-columns-repeated="4"/>
          <table:table-cell table:style-name="ce11" office:value-type="string" calcext:value-type="string">
            <text:p>hours</text:p>
          </table:table-cell>
          <table:table-cell table:style-name="ce19"/>
          <table:table-cell table:style-name="ce27" table:formula="of:=[.I524]/60/60" office:value-type="float" office:value="0.0675274002777778" calcext:value-type="float">
            <text:p>0.068</text:p>
          </table:table-cell>
          <table:table-cell table:style-name="ce27"/>
          <table:table-cell table:style-name="ce34" table:formula="of:=[.K524]/60/60" office:value-type="float" office:value="0.0675274002777778" calcext:value-type="float">
            <text:p>0.068</text:p>
          </table:table-cell>
          <table:table-cell table:style-name="ce8" table:number-columns-repeated="3"/>
          <table:table-cell table:style-name="ce1" table:number-columns-repeated="1010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K5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TeXGyreAdventor" svg:font-family="TeXGyreAdvento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>
        <number:embedded-text number:position="3"> </number:embedded-text>
      </number:number>
    </number:number-style>
    <number:number-style style:name="N122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02:05:05.006346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2:36:41.194386807</meta:creation-date>
    <dc:date>2015-04-13T02:53:33.642574595</dc:date>
    <meta:editing-duration>PT25M42S</meta:editing-duration>
    <meta:editing-cycles>4</meta:editing-cycles>
    <meta:generator>LibreOffice/4.3.3.2$Linux_X86_64 LibreOffice_project/430m0$Build-2</meta:generator>
    <meta:document-statistic meta:table-count="1" meta:cell-count="5165" meta:object-count="0"/>
  </office:meta>
</office:document-meta>
</file>